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781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0.727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ff6600" style:text-overline-style="none" style:text-overline-color="#cccccc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ff6600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ff6600" style:text-overline-style="none" style:text-overline-color="#cccccc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ff6600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end"/>
      <style:text-properties style:use-window-font-color="true" style:text-overline-style="none" style:text-overline-color="font-color"/>
    </style:style>
    <style:style style:name="ce11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808080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ff6600" style:text-overline-style="none" style:text-overline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ff6600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  <style:text-properties fo:color="#ff6600" style:text-overline-style="none" style:text-overline-color="#cccccc"/>
    </style:style>
    <style:style style:name="ce18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  <style:text-properties fo:color="#ff6600"/>
    </style:style>
    <style:style style:name="ce1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  <style:text-properties fo:color="#808080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808080"/>
    </style:style>
    <style:style style:name="ce21" style:family="table-cell" style:parent-style-name="Default">
      <style:table-cell-properties style:text-align-source="fix" style:repeat-content="false"/>
      <style:paragraph-properties fo:text-align="end"/>
      <style:text-properties fo:color="#808080" style:text-overline-style="none" style:text-overline-color="font-color"/>
    </style:style>
    <style:style style:name="ce22" style:family="table-cell" style:parent-style-name="Default">
      <style:text-properties style:use-window-font-color="true" style:text-overline-style="none" style:text-overline-color="font-color"/>
    </style:style>
    <style:style style:name="ce23" style:family="table-cell" style:parent-style-name="Default">
      <style:text-properties fo:color="#ff6600"/>
    </style:style>
    <style:style style:name="ce2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  <style:text-properties fo:color="#ff6600" style:text-overline-style="none" style:text-overline-color="#cccccc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  <style:text-properties fo:color="#ff6600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  <style:text-properties style:use-window-font-color="tru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  <style:text-properties fo:color="#ff6600" style:text-overline-style="none" style:text-overline-color="#cccccc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  <style:text-properties fo:color="#ff6600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  <style:text-properties style:use-window-font-color="tru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16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5" table:default-cell-style-name="ce16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16"/>
        <table:table-column table:style-name="co5" table:number-columns-repeated="2" table:default-cell-style-name="ce2"/>
        <table:table-column table:style-name="co9" table:default-cell-style-name="ce2"/>
        <table:table-column table:style-name="co5" table:default-cell-style-name="ce2"/>
        <table:table-column table:style-name="co8" table:default-cell-style-name="ce2"/>
        <table:table-column table:style-name="co8" table:default-cell-style-name="ce16"/>
        <table:table-column table:style-name="co5" table:default-cell-style-name="ce16"/>
        <table:table-column table:style-name="co8" table:default-cell-style-name="ce2"/>
        <table:table-column table:style-name="co8" table:default-cell-style-name="ce16"/>
        <table:table-column table:style-name="co5" table:default-cell-style-name="ce2"/>
        <table:table-column table:style-name="co10" table:default-cell-style-name="ce2"/>
        <table:table-column table:style-name="co11" table:default-cell-style-name="ce25"/>
        <table:table-column table:style-name="co12" table:default-cell-style-name="ce30"/>
        <table:table-column table:style-name="co12" table:default-cell-style-name="ce2"/>
        <table:table-column table:style-name="co13" table:default-cell-style-name="ce30"/>
        <table:table-column table:style-name="co14" table:default-cell-style-name="ce2"/>
        <table:table-column table:style-name="co15" table:default-cell-style-name="ce30"/>
        <table:table-column table:style-name="co16" table:default-cell-style-name="ce2"/>
        <table:table-column table:style-name="co17" table:default-cell-style-name="ce2"/>
        <table:table-column table:style-name="co18" table:number-columns-repeated="983" table:default-cell-style-name="ce2"/>
        <table:table-row table:style-name="ro1">
          <table:table-cell table:style-name="ce1" office:value-type="string">
            <text:p>volts</text:p>
          </table:table-cell>
          <table:table-cell table:style-name="ce1" office:value-type="string">
            <text:p>amperes</text:p>
          </table:table-cell>
          <table:table-cell table:style-name="ce1" office:value-type="string">
            <text:p>VA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cf pulses</text:p>
          </table:table-cell>
          <table:table-cell table:style-name="ce1" table:number-columns-repeated="3"/>
          <table:table-cell table:style-name="ce15"/>
          <table:table-cell table:style-name="ce1" table:number-columns-repeated="5"/>
          <table:table-cell table:style-name="ce15"/>
          <table:table-cell table:style-name="ce1" table:number-columns-repeated="5"/>
          <table:table-cell table:style-name="ce15"/>
          <table:table-cell table:style-name="ce1" table:number-columns-repeated="5"/>
          <table:table-cell table:style-name="ce15" table:number-columns-repeated="2"/>
          <table:table-cell table:style-name="ce1"/>
          <table:table-cell table:style-name="ce15"/>
          <table:table-cell table:style-name="ce1" table:number-columns-repeated="2"/>
          <table:table-cell table:style-name="ce24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 table:number-columns-repeated="985"/>
        </table:table-row>
        <table:table-row table:style-name="ro1">
          <table:table-cell office:value-type="string">
            <text:p>lampe led</text:p>
          </table:table-cell>
          <table:table-cell table:style-name="ce7" table:formula="of:=0.048" office:value-type="float" office:value="0.048">
            <text:p>0,0480</text:p>
          </table:table-cell>
          <table:table-cell/>
          <table:table-cell table:style-name="ce7" table:formula="of:=5.5" office:value-type="float" office:value="5.5">
            <text:p>5,5000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formula="of:=[.AG4]/[.AH4]" office:value-type="float" office:value="15.7239031184709">
            <text:p>15,72</text:p>
          </table:table-cell>
          <table:table-cell table:style-name="ce7" table:formula="of:=[.AI4]/[.AJ4]" office:value-type="float" office:value="0.0678318917560923">
            <text:p>0,0678</text:p>
          </table:table-cell>
          <table:table-cell table:style-name="ce7" table:formula="of:=[.A4]*[.B4]" office:value-type="float" office:value="1.0665820943154">
            <text:p>1,0666</text:p>
          </table:table-cell>
          <table:table-cell table:style-name="ce11" table:formula="of:=([.AK4]/[.AL4])" office:value-type="float" office:value="0.673164195876734">
            <text:p>0,6732</text:p>
          </table:table-cell>
          <table:table-cell table:formula="of:=[.AN4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7F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/>
          <table:table-cell table:formula="of:=(HEX2DEC([.J4])*256+HEX2DEC([.K4]))*256+HEX2DEC([.L4])" office:value-type="float" office:value="203200">
            <text:p>203200</text:p>
          </table:table-cell>
          <table:table-cell table:formula="of:=(HEX2DEC([.M4])*256+HEX2DEC([.N4]))*256+HEX2DEC([.O4])" office:value-type="float" office:value="12923">
            <text:p>12923</text:p>
          </table:table-cell>
          <table:table-cell table:formula="of:=(HEX2DEC([.P4])*256+HEX2DEC([.Q4]))*256+HEX2DEC([.R4])" office:value-type="float" office:value="17010">
            <text:p>17010</text:p>
          </table:table-cell>
          <table:table-cell table:formula="of:=(HEX2DEC([.S4])*256+HEX2DEC([.T4]))*256+HEX2DEC([.U4])" office:value-type="float" office:value="250767">
            <text:p>250767</text:p>
          </table:table-cell>
          <table:table-cell table:formula="of:=(HEX2DEC([.V4])*256+HEX2DEC([.W4]))*256+HEX2DEC([.X4])" office:value-type="float" office:value="5607000">
            <text:p>5607000</text:p>
          </table:table-cell>
          <table:table-cell table:formula="of:=(HEX2DEC([.Y4])*256+HEX2DEC([.Z4]))*256+HEX2DEC([.AA4])" office:value-type="float" office:value="8329320">
            <text:p>8329320</text:p>
          </table:table-cell>
          <table:table-cell/>
          <table:table-cell table:formula="of:=HEX2DEC([.AC4])*256+HEX2DEC([.AD4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5]/[.AH5]" office:value-type="float" office:value="15.7239031184709">
            <text:p>15,72</text:p>
          </table:table-cell>
          <table:table-cell table:style-name="ce7" table:formula="of:=[.AI5]/[.AJ5]" office:value-type="float" office:value="0.0678318917560923">
            <text:p>0,0678</text:p>
          </table:table-cell>
          <table:table-cell table:style-name="ce7" table:formula="of:=[.A5]*[.B5]" office:value-type="float" office:value="1.0665820943154">
            <text:p>1,0666</text:p>
          </table:table-cell>
          <table:table-cell table:style-name="ce11" table:formula="of:=([.AK5]/[.AL5])" office:value-type="float" office:value="0.664779153891572">
            <text:p>0,6648</text:p>
          </table:table-cell>
          <table:table-cell table:formula="of:=[.AN5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B2</text:p>
          </table:table-cell>
          <table:table-cell office:value-type="string">
            <text:p>CC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/>
          <table:table-cell table:formula="of:=(HEX2DEC([.J5])*256+HEX2DEC([.K5]))*256+HEX2DEC([.L5])" office:value-type="float" office:value="203200">
            <text:p>203200</text:p>
          </table:table-cell>
          <table:table-cell table:formula="of:=(HEX2DEC([.M5])*256+HEX2DEC([.N5]))*256+HEX2DEC([.O5])" office:value-type="float" office:value="12923">
            <text:p>12923</text:p>
          </table:table-cell>
          <table:table-cell table:formula="of:=(HEX2DEC([.P5])*256+HEX2DEC([.Q5]))*256+HEX2DEC([.R5])" office:value-type="float" office:value="17010">
            <text:p>17010</text:p>
          </table:table-cell>
          <table:table-cell table:formula="of:=(HEX2DEC([.S5])*256+HEX2DEC([.T5]))*256+HEX2DEC([.U5])" office:value-type="float" office:value="250767">
            <text:p>250767</text:p>
          </table:table-cell>
          <table:table-cell table:formula="of:=(HEX2DEC([.V5])*256+HEX2DEC([.W5]))*256+HEX2DEC([.X5])" office:value-type="float" office:value="5607000">
            <text:p>5607000</text:p>
          </table:table-cell>
          <table:table-cell table:formula="of:=(HEX2DEC([.Y5])*256+HEX2DEC([.Z5]))*256+HEX2DEC([.AA5])" office:value-type="float" office:value="8434380">
            <text:p>8434380</text:p>
          </table:table-cell>
          <table:table-cell/>
          <table:table-cell table:formula="of:=HEX2DEC([.AC5])*256+HEX2DEC([.AD5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6]/[.AH6]" office:value-type="float" office:value="15.7239031184709">
            <text:p>15,72</text:p>
          </table:table-cell>
          <table:table-cell table:style-name="ce7" table:formula="of:=[.AI6]/[.AJ6]" office:value-type="float" office:value="0.0678318917560923">
            <text:p>0,0678</text:p>
          </table:table-cell>
          <table:table-cell table:style-name="ce7" table:formula="of:=[.A6]*[.B6]" office:value-type="float" office:value="1.0665820943154">
            <text:p>1,0666</text:p>
          </table:table-cell>
          <table:table-cell table:style-name="ce11" table:formula="of:=([.AK6]/[.AL6])" office:value-type="float" office:value="0.656639649230056">
            <text:p>0,6566</text:p>
          </table:table-cell>
          <table:table-cell table:formula="of:=[.AN6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string">
            <text:p>4B</text:p>
          </table:table-cell>
          <table:table-cell office:value-type="float" office:value="32">
            <text:p>32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/>
          <table:table-cell table:formula="of:=(HEX2DEC([.J6])*256+HEX2DEC([.K6]))*256+HEX2DEC([.L6])" office:value-type="float" office:value="203200">
            <text:p>203200</text:p>
          </table:table-cell>
          <table:table-cell table:formula="of:=(HEX2DEC([.M6])*256+HEX2DEC([.N6]))*256+HEX2DEC([.O6])" office:value-type="float" office:value="12923">
            <text:p>12923</text:p>
          </table:table-cell>
          <table:table-cell table:formula="of:=(HEX2DEC([.P6])*256+HEX2DEC([.Q6]))*256+HEX2DEC([.R6])" office:value-type="float" office:value="17010">
            <text:p>17010</text:p>
          </table:table-cell>
          <table:table-cell table:formula="of:=(HEX2DEC([.S6])*256+HEX2DEC([.T6]))*256+HEX2DEC([.U6])" office:value-type="float" office:value="250767">
            <text:p>250767</text:p>
          </table:table-cell>
          <table:table-cell table:formula="of:=(HEX2DEC([.V6])*256+HEX2DEC([.W6]))*256+HEX2DEC([.X6])" office:value-type="float" office:value="5607000">
            <text:p>5607000</text:p>
          </table:table-cell>
          <table:table-cell table:formula="of:=(HEX2DEC([.Y6])*256+HEX2DEC([.Z6]))*256+HEX2DEC([.AA6])" office:value-type="float" office:value="8538930">
            <text:p>8538930</text:p>
          </table:table-cell>
          <table:table-cell/>
          <table:table-cell table:formula="of:=HEX2DEC([.AC6])*256+HEX2DEC([.AD6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7]/[.AH7]" office:value-type="float" office:value="15.7239031184709">
            <text:p>15,72</text:p>
          </table:table-cell>
          <table:table-cell table:style-name="ce7" table:formula="of:=[.AI7]/[.AJ7]" office:value-type="float" office:value="0.0678318917560923">
            <text:p>0,0678</text:p>
          </table:table-cell>
          <table:table-cell table:style-name="ce7" table:formula="of:=[.A7]*[.B7]" office:value-type="float" office:value="1.0665820943154">
            <text:p>1,0666</text:p>
          </table:table-cell>
          <table:table-cell table:style-name="ce11" table:formula="of:=([.AK7]/[.AL7])" office:value-type="float" office:value="0.648658779105483">
            <text:p>0,6487</text:p>
          </table:table-cell>
          <table:table-cell table:formula="of:=[.AN7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E5</text:p>
          </table:table-cell>
          <table:table-cell office:value-type="float" office:value="96">
            <text:p>96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/>
          <table:table-cell table:formula="of:=(HEX2DEC([.J7])*256+HEX2DEC([.K7]))*256+HEX2DEC([.L7])" office:value-type="float" office:value="203200">
            <text:p>203200</text:p>
          </table:table-cell>
          <table:table-cell table:formula="of:=(HEX2DEC([.M7])*256+HEX2DEC([.N7]))*256+HEX2DEC([.O7])" office:value-type="float" office:value="12923">
            <text:p>12923</text:p>
          </table:table-cell>
          <table:table-cell table:formula="of:=(HEX2DEC([.P7])*256+HEX2DEC([.Q7]))*256+HEX2DEC([.R7])" office:value-type="float" office:value="17010">
            <text:p>17010</text:p>
          </table:table-cell>
          <table:table-cell table:formula="of:=(HEX2DEC([.S7])*256+HEX2DEC([.T7]))*256+HEX2DEC([.U7])" office:value-type="float" office:value="250767">
            <text:p>250767</text:p>
          </table:table-cell>
          <table:table-cell table:formula="of:=(HEX2DEC([.V7])*256+HEX2DEC([.W7]))*256+HEX2DEC([.X7])" office:value-type="float" office:value="5607000">
            <text:p>5607000</text:p>
          </table:table-cell>
          <table:table-cell table:formula="of:=(HEX2DEC([.Y7])*256+HEX2DEC([.Z7]))*256+HEX2DEC([.AA7])" office:value-type="float" office:value="8643990">
            <text:p>8643990</text:p>
          </table:table-cell>
          <table:table-cell/>
          <table:table-cell table:formula="of:=HEX2DEC([.AC7])*256+HEX2DEC([.AD7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8]/[.AH8]" office:value-type="float" office:value="15.7239031184709">
            <text:p>15,72</text:p>
          </table:table-cell>
          <table:table-cell table:style-name="ce7" table:formula="of:=[.AI8]/[.AJ8]" office:value-type="float" office:value="0.0678318917560923">
            <text:p>0,0678</text:p>
          </table:table-cell>
          <table:table-cell table:style-name="ce7" table:formula="of:=[.A8]*[.B8]" office:value-type="float" office:value="1.0665820943154">
            <text:p>1,0666</text:p>
          </table:table-cell>
          <table:table-cell table:style-name="ce11" table:formula="of:=([.AK8]/[.AL8])" office:value-type="float" office:value="0.640888259468875">
            <text:p>0,6409</text:p>
          </table:table-cell>
          <table:table-cell table:formula="of:=[.AN8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string">
            <text:p>7E</text:p>
          </table:table-cell>
          <table:table-cell office:value-type="string">
            <text:p>FB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/>
          <table:table-cell table:formula="of:=(HEX2DEC([.J8])*256+HEX2DEC([.K8]))*256+HEX2DEC([.L8])" office:value-type="float" office:value="203200">
            <text:p>203200</text:p>
          </table:table-cell>
          <table:table-cell table:formula="of:=(HEX2DEC([.M8])*256+HEX2DEC([.N8]))*256+HEX2DEC([.O8])" office:value-type="float" office:value="12923">
            <text:p>12923</text:p>
          </table:table-cell>
          <table:table-cell table:formula="of:=(HEX2DEC([.P8])*256+HEX2DEC([.Q8]))*256+HEX2DEC([.R8])" office:value-type="float" office:value="17010">
            <text:p>17010</text:p>
          </table:table-cell>
          <table:table-cell table:formula="of:=(HEX2DEC([.S8])*256+HEX2DEC([.T8]))*256+HEX2DEC([.U8])" office:value-type="float" office:value="250767">
            <text:p>250767</text:p>
          </table:table-cell>
          <table:table-cell table:formula="of:=(HEX2DEC([.V8])*256+HEX2DEC([.W8]))*256+HEX2DEC([.X8])" office:value-type="float" office:value="5607000">
            <text:p>5607000</text:p>
          </table:table-cell>
          <table:table-cell table:formula="of:=(HEX2DEC([.Y8])*256+HEX2DEC([.Z8]))*256+HEX2DEC([.AA8])" office:value-type="float" office:value="8748795">
            <text:p>8748795</text:p>
          </table:table-cell>
          <table:table-cell/>
          <table:table-cell table:formula="of:=HEX2DEC([.AC8])*256+HEX2DEC([.AD8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9]/[.AH9]" office:value-type="float" office:value="227.547592385218">
            <text:p>227,55</text:p>
          </table:table-cell>
          <table:table-cell table:style-name="ce7" table:formula="of:=[.AI9]/[.AJ9]" office:value-type="float" office:value="0.0678318917560923">
            <text:p>0,0678</text:p>
          </table:table-cell>
          <table:table-cell table:style-name="ce7" table:formula="of:=[.A9]*[.B9]" office:value-type="float" office:value="15.4349836560335">
            <text:p>15,4350</text:p>
          </table:table-cell>
          <table:table-cell table:style-name="ce11" table:formula="of:=([.AK9]/[.AL9])" office:value-type="float" office:value="0.633301707779886">
            <text:p>0,6333</text:p>
          </table:table-cell>
          <table:table-cell table:formula="of:=[.AN9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formula="of:=(HEX2DEC([.J9])*256+HEX2DEC([.K9]))*256+HEX2DEC([.L9])" office:value-type="float" office:value="203200">
            <text:p>203200</text:p>
          </table:table-cell>
          <table:table-cell table:formula="of:=(HEX2DEC([.M9])*256+HEX2DEC([.N9]))*256+HEX2DEC([.O9])" office:value-type="float" office:value="893">
            <text:p>893</text:p>
          </table:table-cell>
          <table:table-cell table:formula="of:=(HEX2DEC([.P9])*256+HEX2DEC([.Q9]))*256+HEX2DEC([.R9])" office:value-type="float" office:value="17010">
            <text:p>17010</text:p>
          </table:table-cell>
          <table:table-cell table:formula="of:=(HEX2DEC([.S9])*256+HEX2DEC([.T9]))*256+HEX2DEC([.U9])" office:value-type="float" office:value="250767">
            <text:p>250767</text:p>
          </table:table-cell>
          <table:table-cell table:formula="of:=(HEX2DEC([.V9])*256+HEX2DEC([.W9]))*256+HEX2DEC([.X9])" office:value-type="float" office:value="5607000">
            <text:p>5607000</text:p>
          </table:table-cell>
          <table:table-cell table:formula="of:=(HEX2DEC([.Y9])*256+HEX2DEC([.Z9]))*256+HEX2DEC([.AA9])" office:value-type="float" office:value="8853600">
            <text:p>8853600</text:p>
          </table:table-cell>
          <table:table-cell/>
          <table:table-cell table:formula="of:=HEX2DEC([.AC9])*256+HEX2DEC([.AD9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10]/[.AH10]" office:value-type="float" office:value="227.547592385218">
            <text:p>227,55</text:p>
          </table:table-cell>
          <table:table-cell table:style-name="ce7" table:formula="of:=[.AI10]/[.AJ10]" office:value-type="float" office:value="0.0678318917560923">
            <text:p>0,0678</text:p>
          </table:table-cell>
          <table:table-cell table:style-name="ce7" table:formula="of:=[.A10]*[.B10]" office:value-type="float" office:value="15.4349836560335">
            <text:p>15,4350</text:p>
          </table:table-cell>
          <table:table-cell table:style-name="ce11" table:formula="of:=([.AK10]/[.AL10])" office:value-type="float" office:value="0.625892667277266">
            <text:p>0,6259</text:p>
          </table:table-cell>
          <table:table-cell table:formula="of:=[.AN10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B1</text:p>
          </table:table-cell>
          <table:table-cell office:value-type="string">
            <text:p>C5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/>
          <table:table-cell table:formula="of:=(HEX2DEC([.J10])*256+HEX2DEC([.K10]))*256+HEX2DEC([.L10])" office:value-type="float" office:value="203200">
            <text:p>203200</text:p>
          </table:table-cell>
          <table:table-cell table:formula="of:=(HEX2DEC([.M10])*256+HEX2DEC([.N10]))*256+HEX2DEC([.O10])" office:value-type="float" office:value="893">
            <text:p>893</text:p>
          </table:table-cell>
          <table:table-cell table:formula="of:=(HEX2DEC([.P10])*256+HEX2DEC([.Q10]))*256+HEX2DEC([.R10])" office:value-type="float" office:value="17010">
            <text:p>17010</text:p>
          </table:table-cell>
          <table:table-cell table:formula="of:=(HEX2DEC([.S10])*256+HEX2DEC([.T10]))*256+HEX2DEC([.U10])" office:value-type="float" office:value="250767">
            <text:p>250767</text:p>
          </table:table-cell>
          <table:table-cell table:formula="of:=(HEX2DEC([.V10])*256+HEX2DEC([.W10]))*256+HEX2DEC([.X10])" office:value-type="float" office:value="5607000">
            <text:p>5607000</text:p>
          </table:table-cell>
          <table:table-cell table:formula="of:=(HEX2DEC([.Y10])*256+HEX2DEC([.Z10]))*256+HEX2DEC([.AA10])" office:value-type="float" office:value="8958405">
            <text:p>8958405</text:p>
          </table:table-cell>
          <table:table-cell/>
          <table:table-cell table:formula="of:=HEX2DEC([.AC10])*256+HEX2DEC([.AD10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11]/[.AH11]" office:value-type="float" office:value="227.547592385218">
            <text:p>227,55</text:p>
          </table:table-cell>
          <table:table-cell table:style-name="ce7" table:formula="of:=[.AI11]/[.AJ11]" office:value-type="float" office:value="0.0678318917560923">
            <text:p>0,0678</text:p>
          </table:table-cell>
          <table:table-cell table:style-name="ce7" table:formula="of:=[.A11]*[.B11]" office:value-type="float" office:value="15.4349836560335">
            <text:p>15,4350</text:p>
          </table:table-cell>
          <table:table-cell table:style-name="ce11" table:formula="of:=([.AK11]/[.AL11])" office:value-type="float" office:value="0.61865497985813">
            <text:p>0,6187</text:p>
          </table:table-cell>
          <table:table-cell table:formula="of:=[.AN11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8A</text:p>
          </table:table-cell>
          <table:table-cell office:value-type="string">
            <text:p>4B</text:p>
          </table:table-cell>
          <table:table-cell office:value-type="string">
            <text:p>2A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formula="of:=(HEX2DEC([.J11])*256+HEX2DEC([.K11]))*256+HEX2DEC([.L11])" office:value-type="float" office:value="203200">
            <text:p>203200</text:p>
          </table:table-cell>
          <table:table-cell table:formula="of:=(HEX2DEC([.M11])*256+HEX2DEC([.N11]))*256+HEX2DEC([.O11])" office:value-type="float" office:value="893">
            <text:p>893</text:p>
          </table:table-cell>
          <table:table-cell table:formula="of:=(HEX2DEC([.P11])*256+HEX2DEC([.Q11]))*256+HEX2DEC([.R11])" office:value-type="float" office:value="17010">
            <text:p>17010</text:p>
          </table:table-cell>
          <table:table-cell table:formula="of:=(HEX2DEC([.S11])*256+HEX2DEC([.T11]))*256+HEX2DEC([.U11])" office:value-type="float" office:value="250767">
            <text:p>250767</text:p>
          </table:table-cell>
          <table:table-cell table:formula="of:=(HEX2DEC([.V11])*256+HEX2DEC([.W11]))*256+HEX2DEC([.X11])" office:value-type="float" office:value="5607000">
            <text:p>5607000</text:p>
          </table:table-cell>
          <table:table-cell table:formula="of:=(HEX2DEC([.Y11])*256+HEX2DEC([.Z11]))*256+HEX2DEC([.AA11])" office:value-type="float" office:value="9063210">
            <text:p>9063210</text:p>
          </table:table-cell>
          <table:table-cell/>
          <table:table-cell table:formula="of:=HEX2DEC([.AC11])*256+HEX2DEC([.AD11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12]/[.AH12]" office:value-type="float" office:value="227.547592385218">
            <text:p>227,55</text:p>
          </table:table-cell>
          <table:table-cell table:style-name="ce7" table:formula="of:=[.AI12]/[.AJ12]" office:value-type="float" office:value="0.0678318917560923">
            <text:p>0,0678</text:p>
          </table:table-cell>
          <table:table-cell table:style-name="ce7" table:formula="of:=[.A12]*[.B12]" office:value-type="float" office:value="15.4349836560335">
            <text:p>15,4350</text:p>
          </table:table-cell>
          <table:table-cell table:style-name="ce11" table:formula="of:=([.AK12]/[.AL12])" office:value-type="float" office:value="0.611599780098955">
            <text:p>0,6116</text:p>
          </table:table-cell>
          <table:table-cell table:formula="of:=[.AN12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8B</text:p>
          </table:table-cell>
          <table:table-cell office:value-type="string">
            <text:p>E3</text:p>
          </table:table-cell>
          <table:table-cell office:value-type="float" office:value="90">
            <text:p>90</text:p>
          </table:table-cell>
          <table:table-cell table:style-name="ce19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/>
          <table:table-cell table:formula="of:=(HEX2DEC([.J12])*256+HEX2DEC([.K12]))*256+HEX2DEC([.L12])" office:value-type="float" office:value="203200">
            <text:p>203200</text:p>
          </table:table-cell>
          <table:table-cell table:formula="of:=(HEX2DEC([.M12])*256+HEX2DEC([.N12]))*256+HEX2DEC([.O12])" office:value-type="float" office:value="893">
            <text:p>893</text:p>
          </table:table-cell>
          <table:table-cell table:formula="of:=(HEX2DEC([.P12])*256+HEX2DEC([.Q12]))*256+HEX2DEC([.R12])" office:value-type="float" office:value="17010">
            <text:p>17010</text:p>
          </table:table-cell>
          <table:table-cell table:formula="of:=(HEX2DEC([.S12])*256+HEX2DEC([.T12]))*256+HEX2DEC([.U12])" office:value-type="float" office:value="250767">
            <text:p>250767</text:p>
          </table:table-cell>
          <table:table-cell table:formula="of:=(HEX2DEC([.V12])*256+HEX2DEC([.W12]))*256+HEX2DEC([.X12])" office:value-type="float" office:value="5607000">
            <text:p>5607000</text:p>
          </table:table-cell>
          <table:table-cell table:formula="of:=(HEX2DEC([.Y12])*256+HEX2DEC([.Z12]))*256+HEX2DEC([.AA12])" office:value-type="float" office:value="9167760">
            <text:p>9167760</text:p>
          </table:table-cell>
          <table:table-cell/>
          <table:table-cell table:formula="of:=HEX2DEC([.AC12])*256+HEX2DEC([.AD12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4" table:formula="of:=[.AG13]/[.AH13]" office:value-type="float" office:value="231.435079726651">
            <text:p>231,44</text:p>
          </table:table-cell>
          <table:table-cell table:style-name="ce8" table:formula="of:=[.AI13]/[.AJ13]" office:value-type="float" office:value="0.0486802528740238">
            <text:p>0,0487</text:p>
          </table:table-cell>
          <table:table-cell table:style-name="ce9" table:formula="of:=[.A13]*[.B13]" office:value-type="float" office:value="11.2663182050132">
            <text:p>11,2663</text:p>
          </table:table-cell>
          <table:table-cell table:style-name="ce9" table:formula="of:=([.AK13]/[.AL13])" office:value-type="float" office:value="1.27313040901613">
            <text:p>1,2731</text:p>
          </table:table-cell>
          <table:table-cell table:style-name="ce12" table:formula="of:=[.AN13]" office:value-type="float" office:value="0">
            <text:p>0</text:p>
          </table:table-cell>
          <table:table-cell table:style-name="ce12" table:number-columns-repeated="2"/>
          <table:table-cell table:style-name="ce12" office:value-type="string">
            <text:p>F2</text:p>
          </table:table-cell>
          <table:table-cell table:style-name="ce17" office:value-type="string">
            <text:p>5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C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E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4">
            <text:p>54</text:p>
          </table:table-cell>
          <table:table-cell table:style-name="ce17" office:value-type="string">
            <text:p>EF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8E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33">
            <text:p>33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61">
            <text:p>61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2" office:value-type="string">
            <text:p>E4</text:p>
          </table:table-cell>
          <table:table-cell table:style-name="ce12"/>
          <table:table-cell table:style-name="ce26" table:formula="of:=(HEX2DEC([.J13])*256+HEX2DEC([.K13]))*256+HEX2DEC([.L13])" office:value-type="float" office:value="203200">
            <text:p>203200</text:p>
          </table:table-cell>
          <table:table-cell table:style-name="ce31" table:formula="of:=(HEX2DEC([.M13])*256+HEX2DEC([.N13]))*256+HEX2DEC([.O13])" office:value-type="float" office:value="878">
            <text:p>878</text:p>
          </table:table-cell>
          <table:table-cell table:style-name="ce12" table:formula="of:=(HEX2DEC([.P13])*256+HEX2DEC([.Q13]))*256+HEX2DEC([.R13])" office:value-type="float" office:value="17010">
            <text:p>17010</text:p>
          </table:table-cell>
          <table:table-cell table:style-name="ce31" table:formula="of:=(HEX2DEC([.S13])*256+HEX2DEC([.T13]))*256+HEX2DEC([.U13])" office:value-type="float" office:value="349423">
            <text:p>349423</text:p>
          </table:table-cell>
          <table:table-cell table:style-name="ce12" table:formula="of:=(HEX2DEC([.V13])*256+HEX2DEC([.W13]))*256+HEX2DEC([.X13])" office:value-type="float" office:value="5607000">
            <text:p>5607000</text:p>
          </table:table-cell>
          <table:table-cell table:style-name="ce31" table:formula="of:=(HEX2DEC([.Y13])*256+HEX2DEC([.Z13]))*256+HEX2DEC([.AA13])" office:value-type="float" office:value="4404105">
            <text:p>4404105</text:p>
          </table:table-cell>
          <table:table-cell table:style-name="ce12"/>
          <table:table-cell table:style-name="ce12" table:formula="of:=HEX2DEC([.AC13])*256+HEX2DEC([.AD13])" office:value-type="float" office:value="0">
            <text:p>0</text:p>
          </table:table-cell>
          <table:table-cell table:style-name="ce12" table:number-columns-repeated="983"/>
        </table:table-row>
        <table:table-row table:style-name="ro2">
          <table:table-cell table:style-name="ce4" table:formula="of:=[.AG14]/[.AH14]" office:value-type="float" office:value="231.435079726651">
            <text:p>231,44</text:p>
          </table:table-cell>
          <table:table-cell table:style-name="ce8" table:formula="of:=[.AI14]/[.AJ14]" office:value-type="float" office:value="0.0486802528740238">
            <text:p>0,0487</text:p>
          </table:table-cell>
          <table:table-cell table:style-name="ce9" table:formula="of:=[.A14]*[.B14]" office:value-type="float" office:value="11.2663182050132">
            <text:p>11,2663</text:p>
          </table:table-cell>
          <table:table-cell table:style-name="ce9" table:formula="of:=([.AK14]/[.AL14])" office:value-type="float" office:value="1.24360812703567">
            <text:p>1,2436</text:p>
          </table:table-cell>
          <table:table-cell table:style-name="ce12" table:formula="of:=[.AN14]" office:value-type="float" office:value="0">
            <text:p>0</text:p>
          </table:table-cell>
          <table:table-cell table:style-name="ce12" table:number-columns-repeated="2"/>
          <table:table-cell table:style-name="ce12" office:value-type="string">
            <text:p>F2</text:p>
          </table:table-cell>
          <table:table-cell table:style-name="ce17" office:value-type="string">
            <text:p>5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C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E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4">
            <text:p>54</text:p>
          </table:table-cell>
          <table:table-cell table:style-name="ce17" office:value-type="string">
            <text:p>EF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8E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CB</text:p>
          </table:table-cell>
          <table:table-cell table:style-name="ce17" office:value-type="string">
            <text:p>EF</text:p>
          </table:table-cell>
          <table:table-cell table:style-name="ce17" office:value-type="float" office:value="61">
            <text:p>61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2" office:value-type="string">
            <text:p>E3</text:p>
          </table:table-cell>
          <table:table-cell table:style-name="ce12"/>
          <table:table-cell table:style-name="ce26" table:formula="of:=(HEX2DEC([.J14])*256+HEX2DEC([.K14]))*256+HEX2DEC([.L14])" office:value-type="float" office:value="203200">
            <text:p>203200</text:p>
          </table:table-cell>
          <table:table-cell table:style-name="ce31" table:formula="of:=(HEX2DEC([.M14])*256+HEX2DEC([.N14]))*256+HEX2DEC([.O14])" office:value-type="float" office:value="878">
            <text:p>878</text:p>
          </table:table-cell>
          <table:table-cell table:style-name="ce12" table:formula="of:=(HEX2DEC([.P14])*256+HEX2DEC([.Q14]))*256+HEX2DEC([.R14])" office:value-type="float" office:value="17010">
            <text:p>17010</text:p>
          </table:table-cell>
          <table:table-cell table:style-name="ce31" table:formula="of:=(HEX2DEC([.S14])*256+HEX2DEC([.T14]))*256+HEX2DEC([.U14])" office:value-type="float" office:value="349423">
            <text:p>349423</text:p>
          </table:table-cell>
          <table:table-cell table:style-name="ce12" table:formula="of:=(HEX2DEC([.V14])*256+HEX2DEC([.W14]))*256+HEX2DEC([.X14])" office:value-type="float" office:value="5607000">
            <text:p>5607000</text:p>
          </table:table-cell>
          <table:table-cell table:style-name="ce31" table:formula="of:=(HEX2DEC([.Y14])*256+HEX2DEC([.Z14]))*256+HEX2DEC([.AA14])" office:value-type="float" office:value="4508655">
            <text:p>4508655</text:p>
          </table:table-cell>
          <table:table-cell table:style-name="ce12"/>
          <table:table-cell table:style-name="ce12" table:formula="of:=HEX2DEC([.AC14])*256+HEX2DEC([.AD14])" office:value-type="float" office:value="0">
            <text:p>0</text:p>
          </table:table-cell>
          <table:table-cell table:style-name="ce12" table:number-columns-repeated="983"/>
        </table:table-row>
        <table:table-row table:style-name="ro2">
          <table:table-cell table:style-name="ce4" table:formula="of:=[.AG15]/[.AH15]" office:value-type="float" office:value="231.435079726651">
            <text:p>231,44</text:p>
          </table:table-cell>
          <table:table-cell table:style-name="ce8" table:formula="of:=[.AI15]/[.AJ15]" office:value-type="float" office:value="0.0486802528740238">
            <text:p>0,0487</text:p>
          </table:table-cell>
          <table:table-cell table:style-name="ce9" table:formula="of:=[.A15]*[.B15]" office:value-type="float" office:value="11.2663182050132">
            <text:p>11,2663</text:p>
          </table:table-cell>
          <table:table-cell table:style-name="ce9" table:formula="of:=([.AK15]/[.AL15])" office:value-type="float" office:value="1.21528963102402">
            <text:p>1,2153</text:p>
          </table:table-cell>
          <table:table-cell table:style-name="ce12" table:formula="of:=[.AN15]" office:value-type="float" office:value="0">
            <text:p>0</text:p>
          </table:table-cell>
          <table:table-cell table:style-name="ce12" table:number-columns-repeated="2"/>
          <table:table-cell table:style-name="ce12" office:value-type="string">
            <text:p>F2</text:p>
          </table:table-cell>
          <table:table-cell table:style-name="ce17" office:value-type="string">
            <text:p>5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C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E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4">
            <text:p>54</text:p>
          </table:table-cell>
          <table:table-cell table:style-name="ce17" office:value-type="string">
            <text:p>EF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8E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66">
            <text:p>66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61">
            <text:p>61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2" office:value-type="string">
            <text:p>E4</text:p>
          </table:table-cell>
          <table:table-cell table:style-name="ce12"/>
          <table:table-cell table:style-name="ce26" table:formula="of:=(HEX2DEC([.J15])*256+HEX2DEC([.K15]))*256+HEX2DEC([.L15])" office:value-type="float" office:value="203200">
            <text:p>203200</text:p>
          </table:table-cell>
          <table:table-cell table:style-name="ce31" table:formula="of:=(HEX2DEC([.M15])*256+HEX2DEC([.N15]))*256+HEX2DEC([.O15])" office:value-type="float" office:value="878">
            <text:p>878</text:p>
          </table:table-cell>
          <table:table-cell table:style-name="ce12" table:formula="of:=(HEX2DEC([.P15])*256+HEX2DEC([.Q15]))*256+HEX2DEC([.R15])" office:value-type="float" office:value="17010">
            <text:p>17010</text:p>
          </table:table-cell>
          <table:table-cell table:style-name="ce31" table:formula="of:=(HEX2DEC([.S15])*256+HEX2DEC([.T15]))*256+HEX2DEC([.U15])" office:value-type="float" office:value="349423">
            <text:p>349423</text:p>
          </table:table-cell>
          <table:table-cell table:style-name="ce12" table:formula="of:=(HEX2DEC([.V15])*256+HEX2DEC([.W15]))*256+HEX2DEC([.X15])" office:value-type="float" office:value="5607000">
            <text:p>5607000</text:p>
          </table:table-cell>
          <table:table-cell table:style-name="ce31" table:formula="of:=(HEX2DEC([.Y15])*256+HEX2DEC([.Z15]))*256+HEX2DEC([.AA15])" office:value-type="float" office:value="4613715">
            <text:p>4613715</text:p>
          </table:table-cell>
          <table:table-cell table:style-name="ce12"/>
          <table:table-cell table:style-name="ce12" table:formula="of:=HEX2DEC([.AC15])*256+HEX2DEC([.AD15])" office:value-type="float" office:value="0">
            <text:p>0</text:p>
          </table:table-cell>
          <table:table-cell table:style-name="ce12" table:number-columns-repeated="983"/>
        </table:table-row>
        <table:table-row table:style-name="ro2">
          <table:table-cell table:style-name="ce3" table:formula="of:=[.AG16]/[.AH16]" office:value-type="float" office:value="231.69897377423">
            <text:p>231,70</text:p>
          </table:table-cell>
          <table:table-cell table:style-name="ce7" table:formula="of:=[.AI16]/[.AJ16]" office:value-type="float" office:value="0.0546595586746744">
            <text:p>0,0547</text:p>
          </table:table-cell>
          <table:table-cell table:style-name="ce7" table:formula="of:=[.A16]*[.B16]" office:value-type="float" office:value="12.6645636518744">
            <text:p>12,6646</text:p>
          </table:table-cell>
          <table:table-cell table:style-name="ce7" table:formula="of:=([.AK16]/[.AL16])" office:value-type="float" office:value="5.68775474182442">
            <text:p>5,6878</text:p>
          </table:table-cell>
          <table:table-cell table:formula="of:=[.AN16]" office:value-type="float" office:value="41">
            <text:p>41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F</text:p>
          </table:table-cell>
          <table:table-cell office:value-type="string">
            <text:p>9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string">
            <text:p>0A</text:p>
          </table:table-cell>
          <table:table-cell office:value-type="string">
            <text:p>C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1A</text:p>
          </table:table-cell>
          <table:table-cell/>
          <table:table-cell table:formula="of:=(HEX2DEC([.J16])*256+HEX2DEC([.K16]))*256+HEX2DEC([.L16])" office:value-type="float" office:value="203200">
            <text:p>203200</text:p>
          </table:table-cell>
          <table:table-cell table:formula="of:=(HEX2DEC([.M16])*256+HEX2DEC([.N16]))*256+HEX2DEC([.O16])" office:value-type="float" office:value="877">
            <text:p>877</text:p>
          </table:table-cell>
          <table:table-cell table:formula="of:=(HEX2DEC([.P16])*256+HEX2DEC([.Q16]))*256+HEX2DEC([.R16])" office:value-type="float" office:value="17010">
            <text:p>17010</text:p>
          </table:table-cell>
          <table:table-cell table:formula="of:=(HEX2DEC([.S16])*256+HEX2DEC([.T16]))*256+HEX2DEC([.U16])" office:value-type="float" office:value="311199">
            <text:p>311199</text:p>
          </table:table-cell>
          <table:table-cell table:formula="of:=(HEX2DEC([.V16])*256+HEX2DEC([.W16]))*256+HEX2DEC([.X16])" office:value-type="float" office:value="5607000">
            <text:p>5607000</text:p>
          </table:table-cell>
          <table:table-cell table:formula="of:=(HEX2DEC([.Y16])*256+HEX2DEC([.Z16]))*256+HEX2DEC([.AA16])" office:value-type="float" office:value="985802">
            <text:p>985802</text:p>
          </table:table-cell>
          <table:table-cell/>
          <table:table-cell table:formula="of:=HEX2DEC([.AC16])*256+HEX2DEC([.AD16])" office:value-type="float" office:value="41">
            <text:p>41</text:p>
          </table:table-cell>
          <table:table-cell table:number-columns-repeated="983"/>
        </table:table-row>
        <table:table-row table:style-name="ro2">
          <table:table-cell table:style-name="ce3" table:formula="of:=[.AG17]/[.AH17]" office:value-type="float" office:value="231.69897377423">
            <text:p>231,70</text:p>
          </table:table-cell>
          <table:table-cell table:style-name="ce7" table:formula="of:=[.AI17]/[.AJ17]" office:value-type="float" office:value="0.0546595586746744">
            <text:p>0,0547</text:p>
          </table:table-cell>
          <table:table-cell table:style-name="ce7" table:formula="of:=[.A17]*[.B17]" office:value-type="float" office:value="12.6645636518744">
            <text:p>12,6646</text:p>
          </table:table-cell>
          <table:table-cell table:style-name="ce7" table:formula="of:=([.AK17]/[.AL17])" office:value-type="float" office:value="5.68775474182442">
            <text:p>5,6878</text:p>
          </table:table-cell>
          <table:table-cell table:formula="of:=[.AN17]" office:value-type="float" office:value="41">
            <text:p>41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F</text:p>
          </table:table-cell>
          <table:table-cell office:value-type="string">
            <text:p>9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string">
            <text:p>0A</text:p>
          </table:table-cell>
          <table:table-cell office:value-type="string">
            <text:p>C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1A</text:p>
          </table:table-cell>
          <table:table-cell/>
          <table:table-cell table:formula="of:=(HEX2DEC([.J17])*256+HEX2DEC([.K17]))*256+HEX2DEC([.L17])" office:value-type="float" office:value="203200">
            <text:p>203200</text:p>
          </table:table-cell>
          <table:table-cell table:formula="of:=(HEX2DEC([.M17])*256+HEX2DEC([.N17]))*256+HEX2DEC([.O17])" office:value-type="float" office:value="877">
            <text:p>877</text:p>
          </table:table-cell>
          <table:table-cell table:formula="of:=(HEX2DEC([.P17])*256+HEX2DEC([.Q17]))*256+HEX2DEC([.R17])" office:value-type="float" office:value="17010">
            <text:p>17010</text:p>
          </table:table-cell>
          <table:table-cell table:formula="of:=(HEX2DEC([.S17])*256+HEX2DEC([.T17]))*256+HEX2DEC([.U17])" office:value-type="float" office:value="311199">
            <text:p>311199</text:p>
          </table:table-cell>
          <table:table-cell table:formula="of:=(HEX2DEC([.V17])*256+HEX2DEC([.W17]))*256+HEX2DEC([.X17])" office:value-type="float" office:value="5607000">
            <text:p>5607000</text:p>
          </table:table-cell>
          <table:table-cell table:formula="of:=(HEX2DEC([.Y17])*256+HEX2DEC([.Z17]))*256+HEX2DEC([.AA17])" office:value-type="float" office:value="985802">
            <text:p>985802</text:p>
          </table:table-cell>
          <table:table-cell/>
          <table:table-cell table:formula="of:=HEX2DEC([.AC17])*256+HEX2DEC([.AD17])" office:value-type="float" office:value="41">
            <text:p>41</text:p>
          </table:table-cell>
          <table:table-cell table:number-columns-repeated="983"/>
        </table:table-row>
        <table:table-row table:style-name="ro2">
          <table:table-cell table:style-name="ce5" table:formula="of:=[.AG18]/[.AH18]" office:value-type="float" office:value="231.69897377423">
            <text:p>231,70</text:p>
          </table:table-cell>
          <table:table-cell table:style-name="ce9" table:formula="of:=[.AI18]/[.AJ18]" office:value-type="float" office:value="0.00718975747514676">
            <text:p>0,0072</text:p>
          </table:table-cell>
          <table:table-cell table:style-name="ce9" table:formula="of:=[.A18]*[.B18]" office:value-type="float" office:value="1.66585942867711">
            <text:p>1,6659</text:p>
          </table:table-cell>
          <table:table-cell table:style-name="ce9" table:formula="of:=([.AK18]/[.AL18])" office:value-type="float" office:value="28.4892618110236">
            <text:p>28,4893</text:p>
          </table:table-cell>
          <table:table-cell table:style-name="ce13" table:formula="of:=[.AN18]" office:value-type="float" office:value="879">
            <text:p>879</text:p>
          </table:table-cell>
          <table:table-cell table:style-name="ce13" table:number-columns-repeated="2"/>
          <table:table-cell table:style-name="ce13" office:value-type="float" office:value="55">
            <text:p>55</text:p>
          </table:table-cell>
          <table:table-cell table:style-name="ce18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C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6D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F</text:p>
          </table:table-cell>
          <table:table-cell table:style-name="ce13" office:value-type="string">
            <text:p>FD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0">
            <text:p>0</text:p>
          </table:table-cell>
          <table:table-cell table:style-name="ce18" office:value-type="string">
            <text:p>6A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8" office:value-type="string">
            <text:p>C0</text:p>
          </table:table-cell>
          <table:table-cell table:style-name="ce18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6F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7" table:formula="of:=(HEX2DEC([.J18])*256+HEX2DEC([.K18]))*256+HEX2DEC([.L18])" office:value-type="float" office:value="203200">
            <text:p>203200</text:p>
          </table:table-cell>
          <table:table-cell table:style-name="ce32" table:formula="of:=(HEX2DEC([.M18])*256+HEX2DEC([.N18]))*256+HEX2DEC([.O18])" office:value-type="float" office:value="877">
            <text:p>877</text:p>
          </table:table-cell>
          <table:table-cell table:style-name="ce13" table:formula="of:=(HEX2DEC([.P18])*256+HEX2DEC([.Q18]))*256+HEX2DEC([.R18])" office:value-type="float" office:value="53245">
            <text:p>53245</text:p>
          </table:table-cell>
          <table:table-cell table:style-name="ce32" table:formula="of:=(HEX2DEC([.S18])*256+HEX2DEC([.T18]))*256+HEX2DEC([.U18])" office:value-type="float" office:value="7405674">
            <text:p>7405674</text:p>
          </table:table-cell>
          <table:table-cell table:style-name="ce13" table:formula="of:=(HEX2DEC([.V18])*256+HEX2DEC([.W18]))*256+HEX2DEC([.X18])" office:value-type="float" office:value="5789018">
            <text:p>5789018</text:p>
          </table:table-cell>
          <table:table-cell table:style-name="ce32" table:formula="of:=(HEX2DEC([.Y18])*256+HEX2DEC([.Z18]))*256+HEX2DEC([.AA18])" office:value-type="float" office:value="203200">
            <text:p>203200</text:p>
          </table:table-cell>
          <table:table-cell table:style-name="ce13"/>
          <table:table-cell table:style-name="ce13" table:formula="of:=HEX2DEC([.AC18])*256+HEX2DEC([.AD18])" office:value-type="float" office:value="879">
            <text:p>879</text:p>
          </table:table-cell>
          <table:table-cell table:style-name="ce13" table:number-columns-repeated="983"/>
        </table:table-row>
        <table:table-row table:style-name="ro2">
          <table:table-cell table:style-name="ce3" table:formula="of:=[.AG19]/[.AH19]" office:value-type="float" office:value="231.171786120592">
            <text:p>231,17</text:p>
          </table:table-cell>
          <table:table-cell table:style-name="ce7" table:formula="of:=[.AI19]/[.AJ19]" office:value-type="float" office:value="0.0572875796081812">
            <text:p>0,0573</text:p>
          </table:table-cell>
          <table:table-cell table:style-name="ce7" table:formula="of:=[.A19]*[.B19]" office:value-type="float" office:value="13.2432721005488">
            <text:p>13,2433</text:p>
          </table:table-cell>
          <table:table-cell table:style-name="ce7" table:formula="of:=([.AK19]/[.AL19])" office:value-type="float" office:value="5.77595238315981">
            <text:p>5,7760</text:p>
          </table:table-cell>
          <table:table-cell table:formula="of:=[.AN19]" office:value-type="float" office:value="106">
            <text:p>106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string">
            <text:p>DB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E</text:p>
          </table:table-cell>
          <table:table-cell office:value-type="string">
            <text:p>CF</text:p>
          </table:table-cell>
          <table:table-cell office:value-type="string">
            <text:p>FD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6A</text:p>
          </table:table-cell>
          <table:table-cell office:value-type="float" office:value="58">
            <text:p>58</text:p>
          </table:table-cell>
          <table:table-cell/>
          <table:table-cell table:formula="of:=(HEX2DEC([.J19])*256+HEX2DEC([.K19]))*256+HEX2DEC([.L19])" office:value-type="float" office:value="203200">
            <text:p>203200</text:p>
          </table:table-cell>
          <table:table-cell table:formula="of:=(HEX2DEC([.M19])*256+HEX2DEC([.N19]))*256+HEX2DEC([.O19])" office:value-type="float" office:value="879">
            <text:p>879</text:p>
          </table:table-cell>
          <table:table-cell table:formula="of:=(HEX2DEC([.P19])*256+HEX2DEC([.Q19]))*256+HEX2DEC([.R19])" office:value-type="float" office:value="17010">
            <text:p>17010</text:p>
          </table:table-cell>
          <table:table-cell table:formula="of:=(HEX2DEC([.S19])*256+HEX2DEC([.T19]))*256+HEX2DEC([.U19])" office:value-type="float" office:value="296923">
            <text:p>296923</text:p>
          </table:table-cell>
          <table:table-cell table:formula="of:=(HEX2DEC([.V19])*256+HEX2DEC([.W19]))*256+HEX2DEC([.X19])" office:value-type="float" office:value="5607000">
            <text:p>5607000</text:p>
          </table:table-cell>
          <table:table-cell table:formula="of:=(HEX2DEC([.Y19])*256+HEX2DEC([.Z19]))*256+HEX2DEC([.AA19])" office:value-type="float" office:value="970749">
            <text:p>970749</text:p>
          </table:table-cell>
          <table:table-cell/>
          <table:table-cell table:formula="of:=HEX2DEC([.AC19])*256+HEX2DEC([.AD19])" office:value-type="float" office:value="106">
            <text:p>106</text:p>
          </table:table-cell>
          <table:table-cell table:number-columns-repeated="983"/>
        </table:table-row>
        <table:table-row table:style-name="ro2">
          <table:table-cell table:style-name="ce3" table:formula="of:=[.AG20]/[.AH20]" office:value-type="float" office:value="230.646992054484">
            <text:p>230,65</text:p>
          </table:table-cell>
          <table:table-cell table:style-name="ce7" table:formula="of:=[.AI20]/[.AJ20]" office:value-type="float" office:value="0.0551567151111889">
            <text:p>0,0552</text:p>
          </table:table-cell>
          <table:table-cell table:style-name="ce7" table:formula="of:=[.A20]*[.B20]" office:value-type="float" office:value="12.7217304320018">
            <text:p>12,7217</text:p>
          </table:table-cell>
          <table:table-cell table:style-name="ce7" table:formula="of:=([.AK20]/[.AL20])" office:value-type="float" office:value="5.63149135590684">
            <text:p>5,6315</text:p>
          </table:table-cell>
          <table:table-cell table:formula="of:=[.AN20]" office:value-type="float" office:value="256">
            <text:p>256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4</text:p>
          </table:table-cell>
          <table:table-cell office:value-type="string">
            <text:p>AA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/>
          <table:table-cell table:formula="of:=(HEX2DEC([.J20])*256+HEX2DEC([.K20]))*256+HEX2DEC([.L20])" office:value-type="float" office:value="203200">
            <text:p>203200</text:p>
          </table:table-cell>
          <table:table-cell table:formula="of:=(HEX2DEC([.M20])*256+HEX2DEC([.N20]))*256+HEX2DEC([.O20])" office:value-type="float" office:value="881">
            <text:p>881</text:p>
          </table:table-cell>
          <table:table-cell table:formula="of:=(HEX2DEC([.P20])*256+HEX2DEC([.Q20]))*256+HEX2DEC([.R20])" office:value-type="float" office:value="17010">
            <text:p>17010</text:p>
          </table:table-cell>
          <table:table-cell table:formula="of:=(HEX2DEC([.S20])*256+HEX2DEC([.T20]))*256+HEX2DEC([.U20])" office:value-type="float" office:value="308394">
            <text:p>308394</text:p>
          </table:table-cell>
          <table:table-cell table:formula="of:=(HEX2DEC([.V20])*256+HEX2DEC([.W20]))*256+HEX2DEC([.X20])" office:value-type="float" office:value="5607000">
            <text:p>5607000</text:p>
          </table:table-cell>
          <table:table-cell table:formula="of:=(HEX2DEC([.Y20])*256+HEX2DEC([.Z20]))*256+HEX2DEC([.AA20])" office:value-type="float" office:value="995651">
            <text:p>995651</text:p>
          </table:table-cell>
          <table:table-cell/>
          <table:table-cell table:formula="of:=HEX2DEC([.AC20])*256+HEX2DEC([.AD20])" office:value-type="float" office:value="256">
            <text:p>256</text:p>
          </table:table-cell>
          <table:table-cell table:number-columns-repeated="983"/>
        </table:table-row>
        <table:table-row table:style-name="ro2">
          <table:table-cell table:style-name="ce5" table:formula="of:=[.AG21]/[.AH21]" office:value-type="float" office:value="11.9459141681364">
            <text:p>11,95</text:p>
          </table:table-cell>
          <table:table-cell table:style-name="ce9" table:formula="of:=[.AI21]/[.AJ21]" office:value-type="float" office:value="0.0547064383805957">
            <text:p>0,0547</text:p>
          </table:table-cell>
          <table:table-cell table:style-name="ce9" table:formula="of:=[.A21]*[.B21]" office:value-type="float" office:value="0.653518417339038">
            <text:p>0,6535</text:p>
          </table:table-cell>
          <table:table-cell table:style-name="ce9" table:formula="of:=([.AK21]/[.AL21])" office:value-type="float" office:value="0.131942688141713">
            <text:p>0,1319</text:p>
          </table:table-cell>
          <table:table-cell table:style-name="ce13" table:formula="of:=[.AN21]" office:value-type="float" office:value="21850">
            <text:p>21850</text:p>
          </table:table-cell>
          <table:table-cell table:style-name="ce13" table:number-columns-repeated="2"/>
          <table:table-cell table:style-name="ce13" office:value-type="float" office:value="55">
            <text:p>55</text:p>
          </table:table-cell>
          <table:table-cell table:style-name="ce18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C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2">
            <text:p>42</text:p>
          </table:table-cell>
          <table:table-cell table:style-name="ce18" office:value-type="float" office:value="72">
            <text:p>72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E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8E</text:p>
          </table:table-cell>
          <table:table-cell table:style-name="ce18" office:value-type="float" office:value="58">
            <text:p>58</text:p>
          </table:table-cell>
          <table:table-cell table:style-name="ce13" office:value-type="string">
            <text:p>0E</text:p>
          </table:table-cell>
          <table:table-cell table:style-name="ce13" office:value-type="string">
            <text:p>E8</text:p>
          </table:table-cell>
          <table:table-cell table:style-name="ce13" office:value-type="string">
            <text:p>FE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2B</text:p>
          </table:table-cell>
          <table:table-cell table:style-name="ce18" office:value-type="string">
            <text:p>B1</text:p>
          </table:table-cell>
          <table:table-cell table:style-name="ce13" office:value-type="float" office:value="55">
            <text:p>55</text:p>
          </table:table-cell>
          <table:table-cell table:style-name="ce18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27" table:formula="of:=(HEX2DEC([.J21])*256+HEX2DEC([.K21]))*256+HEX2DEC([.L21])" office:value-type="float" office:value="203200">
            <text:p>203200</text:p>
          </table:table-cell>
          <table:table-cell table:style-name="ce32" table:formula="of:=(HEX2DEC([.M21])*256+HEX2DEC([.N21]))*256+HEX2DEC([.O21])" office:value-type="float" office:value="17010">
            <text:p>17010</text:p>
          </table:table-cell>
          <table:table-cell table:style-name="ce13" table:formula="of:=(HEX2DEC([.P21])*256+HEX2DEC([.Q21]))*256+HEX2DEC([.R21])" office:value-type="float" office:value="306739">
            <text:p>306739</text:p>
          </table:table-cell>
          <table:table-cell table:style-name="ce32" table:formula="of:=(HEX2DEC([.S21])*256+HEX2DEC([.T21]))*256+HEX2DEC([.U21])" office:value-type="float" office:value="5607000">
            <text:p>5607000</text:p>
          </table:table-cell>
          <table:table-cell table:style-name="ce13" table:formula="of:=(HEX2DEC([.V21])*256+HEX2DEC([.W21]))*256+HEX2DEC([.X21])" office:value-type="float" office:value="977150">
            <text:p>977150</text:p>
          </table:table-cell>
          <table:table-cell table:style-name="ce32" table:formula="of:=(HEX2DEC([.Y21])*256+HEX2DEC([.Z21]))*256+HEX2DEC([.AA21])" office:value-type="float" office:value="7405867">
            <text:p>7405867</text:p>
          </table:table-cell>
          <table:table-cell table:style-name="ce13"/>
          <table:table-cell table:style-name="ce13" table:formula="of:=HEX2DEC([.AC21])*256+HEX2DEC([.AD21])" office:value-type="float" office:value="21850">
            <text:p>21850</text:p>
          </table:table-cell>
          <table:table-cell table:style-name="ce13" table:number-columns-repeated="983"/>
        </table:table-row>
        <table:table-row table:style-name="ro2">
          <table:table-cell table:style-name="ce3" table:formula="of:=[.AG22]/[.AH22]" office:value-type="float" office:value="231.69897377423">
            <text:p>231,70</text:p>
          </table:table-cell>
          <table:table-cell table:style-name="ce7" table:formula="of:=[.AI22]/[.AJ22]" office:value-type="float" office:value="0.0554543113200473">
            <text:p>0,0555</text:p>
          </table:table-cell>
          <table:table-cell table:style-name="ce7" table:formula="of:=[.A22]*[.B22]" office:value-type="float" office:value="12.8487070242117">
            <text:p>12,8487</text:p>
          </table:table-cell>
          <table:table-cell table:style-name="ce7" table:formula="of:=([.AK22]/[.AL22])" office:value-type="float" office:value="5.73811594944481">
            <text:p>5,7381</text:p>
          </table:table-cell>
          <table:table-cell table:formula="of:=[.AN22]" office:value-type="float" office:value="299">
            <text:p>299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AE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E</text:p>
          </table:table-cell>
          <table:table-cell office:value-type="string">
            <text:p>E8</text:p>
          </table:table-cell>
          <table:table-cell office:value-type="string">
            <text:p>FE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B</text:p>
          </table:table-cell>
          <table:table-cell office:value-type="string">
            <text:p>B1</text:p>
          </table:table-cell>
          <table:table-cell/>
          <table:table-cell table:formula="of:=(HEX2DEC([.J22])*256+HEX2DEC([.K22]))*256+HEX2DEC([.L22])" office:value-type="float" office:value="203200">
            <text:p>203200</text:p>
          </table:table-cell>
          <table:table-cell table:formula="of:=(HEX2DEC([.M22])*256+HEX2DEC([.N22]))*256+HEX2DEC([.O22])" office:value-type="float" office:value="877">
            <text:p>877</text:p>
          </table:table-cell>
          <table:table-cell table:formula="of:=(HEX2DEC([.P22])*256+HEX2DEC([.Q22]))*256+HEX2DEC([.R22])" office:value-type="float" office:value="17010">
            <text:p>17010</text:p>
          </table:table-cell>
          <table:table-cell table:formula="of:=(HEX2DEC([.S22])*256+HEX2DEC([.T22]))*256+HEX2DEC([.U22])" office:value-type="float" office:value="306739">
            <text:p>306739</text:p>
          </table:table-cell>
          <table:table-cell table:formula="of:=(HEX2DEC([.V22])*256+HEX2DEC([.W22]))*256+HEX2DEC([.X22])" office:value-type="float" office:value="5607000">
            <text:p>5607000</text:p>
          </table:table-cell>
          <table:table-cell table:formula="of:=(HEX2DEC([.Y22])*256+HEX2DEC([.Z22]))*256+HEX2DEC([.AA22])" office:value-type="float" office:value="977150">
            <text:p>977150</text:p>
          </table:table-cell>
          <table:table-cell/>
          <table:table-cell table:formula="of:=HEX2DEC([.AC22])*256+HEX2DEC([.AD22])" office:value-type="float" office:value="299">
            <text:p>299</text:p>
          </table:table-cell>
          <table:table-cell table:number-columns-repeated="983"/>
        </table:table-row>
        <table:table-row table:style-name="ro2">
          <table:table-cell table:style-name="ce5" table:formula="of:=[.AG23]/[.AH23]" office:value-type="float" office:value="231.69897377423">
            <text:p>231,70</text:p>
          </table:table-cell>
          <table:table-cell table:style-name="ce9" table:formula="of:=[.AI23]/[.AJ23]" office:value-type="float" office:value="0.0030290708043517">
            <text:p>0,0030</text:p>
          </table:table-cell>
          <table:table-cell table:style-name="ce9" table:formula="of:=[.A23]*[.B23]" office:value-type="float" office:value="0.701832596857772">
            <text:p>0,7018</text:p>
          </table:table-cell>
          <table:table-cell table:style-name="ce9" table:formula="of:=([.AK23]/[.AL23])" office:value-type="float" office:value="0.13361612549977">
            <text:p>0,1336</text:p>
          </table:table-cell>
          <table:table-cell table:style-name="ce13" table:formula="of:=[.AN23]" office:value-type="float" office:value="21850">
            <text:p>21850</text:p>
          </table:table-cell>
          <table:table-cell table:style-name="ce13" table:number-columns-repeated="2"/>
          <table:table-cell table:style-name="ce13" office:value-type="float" office:value="55">
            <text:p>55</text:p>
          </table:table-cell>
          <table:table-cell table:style-name="ce18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C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6D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8E</text:p>
          </table:table-cell>
          <table:table-cell table:style-name="ce18" office:value-type="float" office:value="58">
            <text:p>58</text:p>
          </table:table-cell>
          <table:table-cell table:style-name="ce13" office:value-type="string">
            <text:p>0F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6D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8" office:value-type="float" office:value="56">
            <text:p>56</text:p>
          </table:table-cell>
          <table:table-cell table:style-name="ce18" office:value-type="string">
            <text:p>A9</text:p>
          </table:table-cell>
          <table:table-cell table:style-name="ce13" office:value-type="float" office:value="55">
            <text:p>55</text:p>
          </table:table-cell>
          <table:table-cell table:style-name="ce18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27" table:formula="of:=(HEX2DEC([.J23])*256+HEX2DEC([.K23]))*256+HEX2DEC([.L23])" office:value-type="float" office:value="203200">
            <text:p>203200</text:p>
          </table:table-cell>
          <table:table-cell table:style-name="ce32" table:formula="of:=(HEX2DEC([.M23])*256+HEX2DEC([.N23]))*256+HEX2DEC([.O23])" office:value-type="float" office:value="877">
            <text:p>877</text:p>
          </table:table-cell>
          <table:table-cell table:style-name="ce13" table:formula="of:=(HEX2DEC([.P23])*256+HEX2DEC([.Q23]))*256+HEX2DEC([.R23])" office:value-type="float" office:value="16984">
            <text:p>16984</text:p>
          </table:table-cell>
          <table:table-cell table:style-name="ce32" table:formula="of:=(HEX2DEC([.S23])*256+HEX2DEC([.T23]))*256+HEX2DEC([.U23])" office:value-type="float" office:value="5607000">
            <text:p>5607000</text:p>
          </table:table-cell>
          <table:table-cell table:style-name="ce13" table:formula="of:=(HEX2DEC([.V23])*256+HEX2DEC([.W23]))*256+HEX2DEC([.X23])" office:value-type="float" office:value="989549">
            <text:p>989549</text:p>
          </table:table-cell>
          <table:table-cell table:style-name="ce32" table:formula="of:=(HEX2DEC([.Y23])*256+HEX2DEC([.Z23]))*256+HEX2DEC([.AA23])" office:value-type="float" office:value="7405910">
            <text:p>7405910</text:p>
          </table:table-cell>
          <table:table-cell table:style-name="ce13"/>
          <table:table-cell table:style-name="ce13" table:formula="of:=HEX2DEC([.AC23])*256+HEX2DEC([.AD23])" office:value-type="float" office:value="21850">
            <text:p>21850</text:p>
          </table:table-cell>
          <table:table-cell table:style-name="ce13" table:number-columns-repeated="983"/>
        </table:table-row>
        <table:table-row table:style-name="ro2">
          <table:table-cell table:style-name="ce3" table:formula="of:=[.AG24]/[.AH24]" office:value-type="float" office:value="231.171786120592">
            <text:p>231,17</text:p>
          </table:table-cell>
          <table:table-cell table:style-name="ce7" table:formula="of:=[.AI24]/[.AJ24]" office:value-type="float" office:value="0.0552172332303218">
            <text:p>0,0552</text:p>
          </table:table-cell>
          <table:table-cell table:style-name="ce7" table:formula="of:=[.A24]*[.B24]" office:value-type="float" office:value="12.7646664304908">
            <text:p>12,7647</text:p>
          </table:table-cell>
          <table:table-cell table:style-name="ce7" table:formula="of:=([.AK24]/[.AL24])" office:value-type="float" office:value="5.66621764056151">
            <text:p>5,6662</text:p>
          </table:table-cell>
          <table:table-cell table:formula="of:=[.AN24]" office:value-type="float" office:value="342">
            <text:p>34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3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float" office:value="19">
            <text:p>19</text:p>
          </table:table-cell>
          <table:table-cell office:value-type="string">
            <text:p>6D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A9</text:p>
          </table:table-cell>
          <table:table-cell/>
          <table:table-cell table:formula="of:=(HEX2DEC([.J24])*256+HEX2DEC([.K24]))*256+HEX2DEC([.L24])" office:value-type="float" office:value="203200">
            <text:p>203200</text:p>
          </table:table-cell>
          <table:table-cell table:formula="of:=(HEX2DEC([.M24])*256+HEX2DEC([.N24]))*256+HEX2DEC([.O24])" office:value-type="float" office:value="879">
            <text:p>879</text:p>
          </table:table-cell>
          <table:table-cell table:formula="of:=(HEX2DEC([.P24])*256+HEX2DEC([.Q24]))*256+HEX2DEC([.R24])" office:value-type="float" office:value="17010">
            <text:p>17010</text:p>
          </table:table-cell>
          <table:table-cell table:formula="of:=(HEX2DEC([.S24])*256+HEX2DEC([.T24]))*256+HEX2DEC([.U24])" office:value-type="float" office:value="308056">
            <text:p>308056</text:p>
          </table:table-cell>
          <table:table-cell table:formula="of:=(HEX2DEC([.V24])*256+HEX2DEC([.W24]))*256+HEX2DEC([.X24])" office:value-type="float" office:value="5607000">
            <text:p>5607000</text:p>
          </table:table-cell>
          <table:table-cell table:formula="of:=(HEX2DEC([.Y24])*256+HEX2DEC([.Z24]))*256+HEX2DEC([.AA24])" office:value-type="float" office:value="989549">
            <text:p>989549</text:p>
          </table:table-cell>
          <table:table-cell/>
          <table:table-cell table:formula="of:=HEX2DEC([.AC24])*256+HEX2DEC([.AD24])" office:value-type="float" office:value="342">
            <text:p>342</text:p>
          </table:table-cell>
          <table:table-cell table:number-columns-repeated="983"/>
        </table:table-row>
        <table:table-row table:style-name="ro2">
          <table:table-cell table:style-name="ce3" table:formula="of:=[.AG25]/[.AH25]" office:value-type="float" office:value="231.171786120592">
            <text:p>231,17</text:p>
          </table:table-cell>
          <table:table-cell table:style-name="ce7" table:formula="of:=[.AI25]/[.AJ25]" office:value-type="float" office:value="0.0552172332303218">
            <text:p>0,0552</text:p>
          </table:table-cell>
          <table:table-cell table:style-name="ce7" table:formula="of:=[.A25]*[.B25]" office:value-type="float" office:value="12.7646664304908">
            <text:p>12,7647</text:p>
          </table:table-cell>
          <table:table-cell table:style-name="ce7" table:formula="of:=([.AK25]/[.AL25])" office:value-type="float" office:value="5.66621764056151">
            <text:p>5,6662</text:p>
          </table:table-cell>
          <table:table-cell table:formula="of:=[.AN25]" office:value-type="float" office:value="342">
            <text:p>34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3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float" office:value="19">
            <text:p>19</text:p>
          </table:table-cell>
          <table:table-cell office:value-type="string">
            <text:p>6D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A9</text:p>
          </table:table-cell>
          <table:table-cell/>
          <table:table-cell table:formula="of:=(HEX2DEC([.J25])*256+HEX2DEC([.K25]))*256+HEX2DEC([.L25])" office:value-type="float" office:value="203200">
            <text:p>203200</text:p>
          </table:table-cell>
          <table:table-cell table:formula="of:=(HEX2DEC([.M25])*256+HEX2DEC([.N25]))*256+HEX2DEC([.O25])" office:value-type="float" office:value="879">
            <text:p>879</text:p>
          </table:table-cell>
          <table:table-cell table:formula="of:=(HEX2DEC([.P25])*256+HEX2DEC([.Q25]))*256+HEX2DEC([.R25])" office:value-type="float" office:value="17010">
            <text:p>17010</text:p>
          </table:table-cell>
          <table:table-cell table:formula="of:=(HEX2DEC([.S25])*256+HEX2DEC([.T25]))*256+HEX2DEC([.U25])" office:value-type="float" office:value="308056">
            <text:p>308056</text:p>
          </table:table-cell>
          <table:table-cell table:formula="of:=(HEX2DEC([.V25])*256+HEX2DEC([.W25]))*256+HEX2DEC([.X25])" office:value-type="float" office:value="5607000">
            <text:p>5607000</text:p>
          </table:table-cell>
          <table:table-cell table:formula="of:=(HEX2DEC([.Y25])*256+HEX2DEC([.Z25]))*256+HEX2DEC([.AA25])" office:value-type="float" office:value="989549">
            <text:p>989549</text:p>
          </table:table-cell>
          <table:table-cell/>
          <table:table-cell table:formula="of:=HEX2DEC([.AC25])*256+HEX2DEC([.AD25])" office:value-type="float" office:value="342">
            <text:p>342</text:p>
          </table:table-cell>
          <table:table-cell table:number-columns-repeated="983"/>
        </table:table-row>
        <table:table-row table:style-name="ro2">
          <table:table-cell table:style-name="ce5" table:formula="of:=[.AG26]/[.AH26]" office:value-type="float" office:value="231.171786120592">
            <text:p>231,17</text:p>
          </table:table-cell>
          <table:table-cell table:style-name="ce9" table:formula="of:=[.AI26]/[.AJ26]" office:value-type="float" office:value="0.0550740310240662">
            <text:p>0,0551</text:p>
          </table:table-cell>
          <table:table-cell table:style-name="ce9" table:formula="of:=[.A26]*[.B26]" office:value-type="float" office:value="12.7315621206942">
            <text:p>12,7316</text:p>
          </table:table-cell>
          <table:table-cell table:style-name="ce9" table:formula="of:=([.AK26]/[.AL26])" office:value-type="float" office:value="1.00001373283396">
            <text:p>1,0000</text:p>
          </table:table-cell>
          <table:table-cell table:style-name="ce13" table:formula="of:=[.AN26]" office:value-type="float" office:value="60943">
            <text:p>60943</text:p>
          </table:table-cell>
          <table:table-cell table:style-name="ce13" table:number-columns-repeated="2"/>
          <table:table-cell table:style-name="ce13" office:value-type="float" office:value="55">
            <text:p>55</text:p>
          </table:table-cell>
          <table:table-cell table:style-name="ce18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C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6F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B6</text:p>
          </table:table-cell>
          <table:table-cell table:style-name="ce18" office:value-type="float" office:value="79">
            <text:p>79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8E</text:p>
          </table:table-cell>
          <table:table-cell table:style-name="ce13" office:value-type="string">
            <text:p>A5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8E</text:p>
          </table:table-cell>
          <table:table-cell table:style-name="ce18" office:value-type="float" office:value="58">
            <text:p>58</text:p>
          </table:table-cell>
          <table:table-cell table:style-name="ce18" office:value-type="string">
            <text:p>0E</text:p>
          </table:table-cell>
          <table:table-cell table:style-name="ce13" office:value-type="string">
            <text:p>EE</text:p>
          </table:table-cell>
          <table:table-cell table:style-name="ce18" office:value-type="string">
            <text:p>0F</text:p>
          </table:table-cell>
          <table:table-cell table:style-name="ce13" office:value-type="float" office:value="71">
            <text:p>71</text:p>
          </table:table-cell>
          <table:table-cell table:style-name="ce13"/>
          <table:table-cell table:style-name="ce27" table:formula="of:=(HEX2DEC([.J26])*256+HEX2DEC([.K26]))*256+HEX2DEC([.L26])" office:value-type="float" office:value="203200">
            <text:p>203200</text:p>
          </table:table-cell>
          <table:table-cell table:style-name="ce32" table:formula="of:=(HEX2DEC([.M26])*256+HEX2DEC([.N26]))*256+HEX2DEC([.O26])" office:value-type="float" office:value="879">
            <text:p>879</text:p>
          </table:table-cell>
          <table:table-cell table:style-name="ce13" table:formula="of:=(HEX2DEC([.P26])*256+HEX2DEC([.Q26]))*256+HEX2DEC([.R26])" office:value-type="float" office:value="17010">
            <text:p>17010</text:p>
          </table:table-cell>
          <table:table-cell table:style-name="ce32" table:formula="of:=(HEX2DEC([.S26])*256+HEX2DEC([.T26]))*256+HEX2DEC([.U26])" office:value-type="float" office:value="308857">
            <text:p>308857</text:p>
          </table:table-cell>
          <table:table-cell table:style-name="ce13" table:formula="of:=(HEX2DEC([.V26])*256+HEX2DEC([.W26]))*256+HEX2DEC([.X26])" office:value-type="float" office:value="5607077">
            <text:p>5607077</text:p>
          </table:table-cell>
          <table:table-cell table:style-name="ce32" table:formula="of:=(HEX2DEC([.Y26])*256+HEX2DEC([.Z26]))*256+HEX2DEC([.AA26])" office:value-type="float" office:value="5607000">
            <text:p>5607000</text:p>
          </table:table-cell>
          <table:table-cell table:style-name="ce13"/>
          <table:table-cell table:style-name="ce13" table:formula="of:=HEX2DEC([.AC26])*256+HEX2DEC([.AD26])" office:value-type="float" office:value="60943">
            <text:p>60943</text:p>
          </table:table-cell>
          <table:table-cell table:style-name="ce13" table:number-columns-repeated="983"/>
        </table:table-row>
        <table:table-row table:style-name="ro2">
          <table:table-cell table:style-name="ce3" table:formula="of:=[.AG27]/[.AH27]" office:value-type="float" office:value="231.171786120592">
            <text:p>231,17</text:p>
          </table:table-cell>
          <table:table-cell table:style-name="ce7" table:formula="of:=[.AI27]/[.AJ27]" office:value-type="float" office:value="0.0595577808511756">
            <text:p>0,0596</text:p>
          </table:table-cell>
          <table:table-cell table:style-name="ce7" table:formula="of:=[.A27]*[.B27]" office:value-type="float" office:value="13.768078576745">
            <text:p>13,7681</text:p>
          </table:table-cell>
          <table:table-cell table:style-name="ce7" table:formula="of:=([.AK27]/[.AL27])" office:value-type="float" office:value="5.73050967502583">
            <text:p>5,7305</text:p>
          </table:table-cell>
          <table:table-cell table:formula="of:=[.AN27]" office:value-type="float" office:value="427">
            <text:p>427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5B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E</text:p>
          </table:table-cell>
          <table:table-cell office:value-type="string">
            <text:p>EE</text:p>
          </table:table-cell>
          <table:table-cell office:value-type="string">
            <text:p>0F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float" office:value="69">
            <text:p>69</text:p>
          </table:table-cell>
          <table:table-cell/>
          <table:table-cell table:formula="of:=(HEX2DEC([.J27])*256+HEX2DEC([.K27]))*256+HEX2DEC([.L27])" office:value-type="float" office:value="203200">
            <text:p>203200</text:p>
          </table:table-cell>
          <table:table-cell table:formula="of:=(HEX2DEC([.M27])*256+HEX2DEC([.N27]))*256+HEX2DEC([.O27])" office:value-type="float" office:value="879">
            <text:p>879</text:p>
          </table:table-cell>
          <table:table-cell table:formula="of:=(HEX2DEC([.P27])*256+HEX2DEC([.Q27]))*256+HEX2DEC([.R27])" office:value-type="float" office:value="17010">
            <text:p>17010</text:p>
          </table:table-cell>
          <table:table-cell table:formula="of:=(HEX2DEC([.S27])*256+HEX2DEC([.T27]))*256+HEX2DEC([.U27])" office:value-type="float" office:value="285605">
            <text:p>285605</text:p>
          </table:table-cell>
          <table:table-cell table:formula="of:=(HEX2DEC([.V27])*256+HEX2DEC([.W27]))*256+HEX2DEC([.X27])" office:value-type="float" office:value="5607000">
            <text:p>5607000</text:p>
          </table:table-cell>
          <table:table-cell table:formula="of:=(HEX2DEC([.Y27])*256+HEX2DEC([.Z27]))*256+HEX2DEC([.AA27])" office:value-type="float" office:value="978447">
            <text:p>978447</text:p>
          </table:table-cell>
          <table:table-cell/>
          <table:table-cell table:formula="of:=HEX2DEC([.AC27])*256+HEX2DEC([.AD27])" office:value-type="float" office:value="427">
            <text:p>427</text:p>
          </table:table-cell>
          <table:table-cell table:number-columns-repeated="983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ventilo</text:p>
          </table:table-cell>
          <table:table-cell table:number-columns-repeated="2"/>
          <table:table-cell table:style-name="ce7" table:formula="of:=48" office:value-type="float" office:value="48">
            <text:p>48,0000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formula="of:=[.AG32]/[.AH32]" office:value-type="float" office:value="0.400105539650223">
            <text:p>0,40</text:p>
          </table:table-cell>
          <table:table-cell table:style-name="ce7" table:formula="of:=[.AI32]/[.AJ32]" office:value-type="float" office:value="0.0645303247002052">
            <text:p>0,0645</text:p>
          </table:table-cell>
          <table:table-cell table:style-name="ce7" table:formula="of:=[.A32]*[.B32]" office:value-type="float" office:value="0.0258189403879797">
            <text:p>0,0258</text:p>
          </table:table-cell>
          <table:table-cell table:style-name="ce11" table:formula="of:=([.AK32]/[.AL32])" office:value-type="float" office:value="0.681721190987712">
            <text:p>0,6817</text:p>
          </table:table-cell>
          <table:table-cell table:formula="of:=[.AN32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7D</text:p>
          </table:table-cell>
          <table:table-cell office:value-type="float" office:value="80">
            <text:p>80</text:p>
          </table:table-cell>
          <table:table-cell table:style-name="ce2" office:value-type="float" office:value="2">
            <text:p>2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Default"/>
          <table:table-cell table:formula="of:=(HEX2DEC([.J32])*256+HEX2DEC([.K32]))*256+HEX2DEC([.L32])" office:value-type="float" office:value="203200">
            <text:p>203200</text:p>
          </table:table-cell>
          <table:table-cell table:formula="of:=(HEX2DEC([.M32])*256+HEX2DEC([.N32]))*256+HEX2DEC([.O32])" office:value-type="float" office:value="507866">
            <text:p>507866</text:p>
          </table:table-cell>
          <table:table-cell table:formula="of:=(HEX2DEC([.P32])*256+HEX2DEC([.Q32]))*256+HEX2DEC([.R32])" office:value-type="float" office:value="17010">
            <text:p>17010</text:p>
          </table:table-cell>
          <table:table-cell table:formula="of:=(HEX2DEC([.S32])*256+HEX2DEC([.T32]))*256+HEX2DEC([.U32])" office:value-type="float" office:value="263597">
            <text:p>263597</text:p>
          </table:table-cell>
          <table:table-cell table:formula="of:=(HEX2DEC([.V32])*256+HEX2DEC([.W32]))*256+HEX2DEC([.X32])" office:value-type="float" office:value="5607000">
            <text:p>5607000</text:p>
          </table:table-cell>
          <table:table-cell table:formula="of:=(HEX2DEC([.Y32])*256+HEX2DEC([.Z32]))*256+HEX2DEC([.AA32])" office:value-type="float" office:value="8224770">
            <text:p>8224770</text:p>
          </table:table-cell>
          <table:table-cell/>
          <table:table-cell table:formula="of:=HEX2DEC([.AC32])*256+HEX2DEC([.AD32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33]/[.AH33]" office:value-type="float" office:value="0.400105539650223">
            <text:p>0,40</text:p>
          </table:table-cell>
          <table:table-cell table:style-name="ce7" table:formula="of:=[.AI33]/[.AJ33]" office:value-type="float" office:value="0.0645303247002052">
            <text:p>0,0645</text:p>
          </table:table-cell>
          <table:table-cell table:style-name="ce7" table:formula="of:=[.A33]*[.B33]" office:value-type="float" office:value="0.0258189403879797">
            <text:p>0,0258</text:p>
          </table:table-cell>
          <table:table-cell table:style-name="ce11" table:formula="of:=([.AK33]/[.AL33])" office:value-type="float" office:value="0.673143587758079">
            <text:p>0,6731</text:p>
          </table:table-cell>
          <table:table-cell table:formula="of:=[.AN33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7F</text:p>
          </table:table-cell>
          <table:table-cell office:value-type="float" office:value="19">
            <text:p>19</text:p>
          </table:table-cell>
          <table:table-cell table:style-name="ce2" office:value-type="float" office:value="67">
            <text:p>67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Default"/>
          <table:table-cell table:formula="of:=(HEX2DEC([.J33])*256+HEX2DEC([.K33]))*256+HEX2DEC([.L33])" office:value-type="float" office:value="203200">
            <text:p>203200</text:p>
          </table:table-cell>
          <table:table-cell table:formula="of:=(HEX2DEC([.M33])*256+HEX2DEC([.N33]))*256+HEX2DEC([.O33])" office:value-type="float" office:value="507866">
            <text:p>507866</text:p>
          </table:table-cell>
          <table:table-cell table:formula="of:=(HEX2DEC([.P33])*256+HEX2DEC([.Q33]))*256+HEX2DEC([.R33])" office:value-type="float" office:value="17010">
            <text:p>17010</text:p>
          </table:table-cell>
          <table:table-cell table:formula="of:=(HEX2DEC([.S33])*256+HEX2DEC([.T33]))*256+HEX2DEC([.U33])" office:value-type="float" office:value="263597">
            <text:p>263597</text:p>
          </table:table-cell>
          <table:table-cell table:formula="of:=(HEX2DEC([.V33])*256+HEX2DEC([.W33]))*256+HEX2DEC([.X33])" office:value-type="float" office:value="5607000">
            <text:p>5607000</text:p>
          </table:table-cell>
          <table:table-cell table:formula="of:=(HEX2DEC([.Y33])*256+HEX2DEC([.Z33]))*256+HEX2DEC([.AA33])" office:value-type="float" office:value="8329575">
            <text:p>8329575</text:p>
          </table:table-cell>
          <table:table-cell/>
          <table:table-cell table:formula="of:=HEX2DEC([.AC33])*256+HEX2DEC([.AD33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34]/[.AH34]" office:value-type="float" office:value="0.400105539650223">
            <text:p>0,40</text:p>
          </table:table-cell>
          <table:table-cell table:style-name="ce7" table:formula="of:=[.AI34]/[.AJ34]" office:value-type="float" office:value="0.0645303247002052">
            <text:p>0,0645</text:p>
          </table:table-cell>
          <table:table-cell table:style-name="ce7" table:formula="of:=[.A34]*[.B34]" office:value-type="float" office:value="0.0258189403879797">
            <text:p>0,0258</text:p>
          </table:table-cell>
          <table:table-cell table:style-name="ce11" table:formula="of:=([.AK34]/[.AL34])" office:value-type="float" office:value="0.664779153891572">
            <text:p>0,6648</text:p>
          </table:table-cell>
          <table:table-cell table:formula="of:=[.AN34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B2</text:p>
          </table:table-cell>
          <table:table-cell table:style-name="ce2" office:value-type="string">
            <text:p>CC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Default"/>
          <table:table-cell table:formula="of:=(HEX2DEC([.J34])*256+HEX2DEC([.K34]))*256+HEX2DEC([.L34])" office:value-type="float" office:value="203200">
            <text:p>203200</text:p>
          </table:table-cell>
          <table:table-cell table:formula="of:=(HEX2DEC([.M34])*256+HEX2DEC([.N34]))*256+HEX2DEC([.O34])" office:value-type="float" office:value="507866">
            <text:p>507866</text:p>
          </table:table-cell>
          <table:table-cell table:formula="of:=(HEX2DEC([.P34])*256+HEX2DEC([.Q34]))*256+HEX2DEC([.R34])" office:value-type="float" office:value="17010">
            <text:p>17010</text:p>
          </table:table-cell>
          <table:table-cell table:formula="of:=(HEX2DEC([.S34])*256+HEX2DEC([.T34]))*256+HEX2DEC([.U34])" office:value-type="float" office:value="263597">
            <text:p>263597</text:p>
          </table:table-cell>
          <table:table-cell table:formula="of:=(HEX2DEC([.V34])*256+HEX2DEC([.W34]))*256+HEX2DEC([.X34])" office:value-type="float" office:value="5607000">
            <text:p>5607000</text:p>
          </table:table-cell>
          <table:table-cell table:formula="of:=(HEX2DEC([.Y34])*256+HEX2DEC([.Z34]))*256+HEX2DEC([.AA34])" office:value-type="float" office:value="8434380">
            <text:p>8434380</text:p>
          </table:table-cell>
          <table:table-cell/>
          <table:table-cell table:formula="of:=HEX2DEC([.AC34])*256+HEX2DEC([.AD34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35]/[.AH35]" office:value-type="float" office:value="0.400105539650223">
            <text:p>0,40</text:p>
          </table:table-cell>
          <table:table-cell table:style-name="ce7" table:formula="of:=[.AI35]/[.AJ35]" office:value-type="float" office:value="0.0645303247002052">
            <text:p>0,0645</text:p>
          </table:table-cell>
          <table:table-cell table:style-name="ce7" table:formula="of:=[.A35]*[.B35]" office:value-type="float" office:value="0.0258189403879797">
            <text:p>0,0258</text:p>
          </table:table-cell>
          <table:table-cell table:style-name="ce11" table:formula="of:=([.AK35]/[.AL35])" office:value-type="float" office:value="0.656620040437114">
            <text:p>0,6566</text:p>
          </table:table-cell>
          <table:table-cell table:formula="of:=[.AN35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string">
            <text:p>4C</text:p>
          </table:table-cell>
          <table:table-cell table:style-name="ce2" office:value-type="float" office:value="31">
            <text:p>31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Default"/>
          <table:table-cell table:formula="of:=(HEX2DEC([.J35])*256+HEX2DEC([.K35]))*256+HEX2DEC([.L35])" office:value-type="float" office:value="203200">
            <text:p>203200</text:p>
          </table:table-cell>
          <table:table-cell table:formula="of:=(HEX2DEC([.M35])*256+HEX2DEC([.N35]))*256+HEX2DEC([.O35])" office:value-type="float" office:value="507866">
            <text:p>507866</text:p>
          </table:table-cell>
          <table:table-cell table:formula="of:=(HEX2DEC([.P35])*256+HEX2DEC([.Q35]))*256+HEX2DEC([.R35])" office:value-type="float" office:value="17010">
            <text:p>17010</text:p>
          </table:table-cell>
          <table:table-cell table:formula="of:=(HEX2DEC([.S35])*256+HEX2DEC([.T35]))*256+HEX2DEC([.U35])" office:value-type="float" office:value="263597">
            <text:p>263597</text:p>
          </table:table-cell>
          <table:table-cell table:formula="of:=(HEX2DEC([.V35])*256+HEX2DEC([.W35]))*256+HEX2DEC([.X35])" office:value-type="float" office:value="5607000">
            <text:p>5607000</text:p>
          </table:table-cell>
          <table:table-cell table:formula="of:=(HEX2DEC([.Y35])*256+HEX2DEC([.Z35]))*256+HEX2DEC([.AA35])" office:value-type="float" office:value="8539185">
            <text:p>8539185</text:p>
          </table:table-cell>
          <table:table-cell/>
          <table:table-cell table:formula="of:=HEX2DEC([.AC35])*256+HEX2DEC([.AD35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36]/[.AH36]" office:value-type="float" office:value="0.400105539650223">
            <text:p>0,40</text:p>
          </table:table-cell>
          <table:table-cell table:style-name="ce7" table:formula="of:=[.AI36]/[.AJ36]" office:value-type="float" office:value="0.0645303247002052">
            <text:p>0,0645</text:p>
          </table:table-cell>
          <table:table-cell table:style-name="ce7" table:formula="of:=[.A36]*[.B36]" office:value-type="float" office:value="0.0258189403879797">
            <text:p>0,0258</text:p>
          </table:table-cell>
          <table:table-cell table:style-name="ce11" table:formula="of:=([.AK36]/[.AL36])" office:value-type="float" office:value="0.649985219704742">
            <text:p>0,6500</text:p>
          </table:table-cell>
          <table:table-cell table:formula="of:=[.AN36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53">
            <text:p>53</text:p>
          </table:table-cell>
          <table:table-cell table:style-name="Default"/>
          <table:table-cell table:formula="of:=(HEX2DEC([.J36])*256+HEX2DEC([.K36]))*256+HEX2DEC([.L36])" office:value-type="float" office:value="203200">
            <text:p>203200</text:p>
          </table:table-cell>
          <table:table-cell table:formula="of:=(HEX2DEC([.M36])*256+HEX2DEC([.N36]))*256+HEX2DEC([.O36])" office:value-type="float" office:value="507866">
            <text:p>507866</text:p>
          </table:table-cell>
          <table:table-cell table:formula="of:=(HEX2DEC([.P36])*256+HEX2DEC([.Q36]))*256+HEX2DEC([.R36])" office:value-type="float" office:value="17010">
            <text:p>17010</text:p>
          </table:table-cell>
          <table:table-cell table:formula="of:=(HEX2DEC([.S36])*256+HEX2DEC([.T36]))*256+HEX2DEC([.U36])" office:value-type="float" office:value="263597">
            <text:p>263597</text:p>
          </table:table-cell>
          <table:table-cell table:formula="of:=(HEX2DEC([.V36])*256+HEX2DEC([.W36]))*256+HEX2DEC([.X36])" office:value-type="float" office:value="5607000">
            <text:p>5607000</text:p>
          </table:table-cell>
          <table:table-cell table:formula="of:=(HEX2DEC([.Y36])*256+HEX2DEC([.Z36]))*256+HEX2DEC([.AA36])" office:value-type="float" office:value="8626350">
            <text:p>8626350</text:p>
          </table:table-cell>
          <table:table-cell/>
          <table:table-cell table:formula="of:=HEX2DEC([.AC36])*256+HEX2DEC([.AD36]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style-name="ce3" table:formula="of:=[.AG37]/[.AH37]" office:value-type="float" office:value="0.400105539650223">
            <text:p>0,40</text:p>
          </table:table-cell>
          <table:table-cell table:style-name="ce7" table:formula="of:=[.AI37]/[.AJ37]" office:value-type="float" office:value="0.0645303247002052">
            <text:p>0,0645</text:p>
          </table:table-cell>
          <table:table-cell table:style-name="ce7" table:formula="of:=[.A37]*[.B37]" office:value-type="float" office:value="0.0258189403879797">
            <text:p>0,0258</text:p>
          </table:table-cell>
          <table:table-cell table:style-name="ce11" table:formula="of:=([.AK37]/[.AL37])" office:value-type="float" office:value="0.649985219704742">
            <text:p>0,6500</text:p>
          </table:table-cell>
          <table:table-cell table:formula="of:=[.AN37]" office:value-type="float" office:value="1">
            <text:p>1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54">
            <text:p>54</text:p>
          </table:table-cell>
          <table:table-cell table:style-name="Default"/>
          <table:table-cell table:formula="of:=(HEX2DEC([.J37])*256+HEX2DEC([.K37]))*256+HEX2DEC([.L37])" office:value-type="float" office:value="203200">
            <text:p>203200</text:p>
          </table:table-cell>
          <table:table-cell table:formula="of:=(HEX2DEC([.M37])*256+HEX2DEC([.N37]))*256+HEX2DEC([.O37])" office:value-type="float" office:value="507866">
            <text:p>507866</text:p>
          </table:table-cell>
          <table:table-cell table:formula="of:=(HEX2DEC([.P37])*256+HEX2DEC([.Q37]))*256+HEX2DEC([.R37])" office:value-type="float" office:value="17010">
            <text:p>17010</text:p>
          </table:table-cell>
          <table:table-cell table:formula="of:=(HEX2DEC([.S37])*256+HEX2DEC([.T37]))*256+HEX2DEC([.U37])" office:value-type="float" office:value="263597">
            <text:p>263597</text:p>
          </table:table-cell>
          <table:table-cell table:formula="of:=(HEX2DEC([.V37])*256+HEX2DEC([.W37]))*256+HEX2DEC([.X37])" office:value-type="float" office:value="5607000">
            <text:p>5607000</text:p>
          </table:table-cell>
          <table:table-cell table:formula="of:=(HEX2DEC([.Y37])*256+HEX2DEC([.Z37]))*256+HEX2DEC([.AA37])" office:value-type="float" office:value="8626350">
            <text:p>8626350</text:p>
          </table:table-cell>
          <table:table-cell/>
          <table:table-cell table:formula="of:=HEX2DEC([.AC37])*256+HEX2DEC([.AD37])" office:value-type="float" office:value="1">
            <text:p>1</text:p>
          </table:table-cell>
          <table:table-cell table:number-columns-repeated="983"/>
        </table:table-row>
        <table:table-row table:style-name="ro2">
          <table:table-cell table:style-name="ce3" table:formula="of:=[.AG38]/[.AH38]" office:value-type="float" office:value="0.400105539650223">
            <text:p>0,40</text:p>
          </table:table-cell>
          <table:table-cell table:style-name="ce7" table:formula="of:=[.AI38]/[.AJ38]" office:value-type="float" office:value="0.0645303247002052">
            <text:p>0,0645</text:p>
          </table:table-cell>
          <table:table-cell table:style-name="ce7" table:formula="of:=[.A38]*[.B38]" office:value-type="float" office:value="0.0258189403879797">
            <text:p>0,0258</text:p>
          </table:table-cell>
          <table:table-cell table:style-name="ce11" table:formula="of:=([.AK38]/[.AL38])" office:value-type="float" office:value="0.649985219704742">
            <text:p>0,6500</text:p>
          </table:table-cell>
          <table:table-cell table:formula="of:=[.AN38]" office:value-type="float" office:value="2">
            <text:p>2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office:value-type="float" office:value="55">
            <text:p>55</text:p>
          </table:table-cell>
          <table:table-cell table:style-name="Default"/>
          <table:table-cell table:formula="of:=(HEX2DEC([.J38])*256+HEX2DEC([.K38]))*256+HEX2DEC([.L38])" office:value-type="float" office:value="203200">
            <text:p>203200</text:p>
          </table:table-cell>
          <table:table-cell table:formula="of:=(HEX2DEC([.M38])*256+HEX2DEC([.N38]))*256+HEX2DEC([.O38])" office:value-type="float" office:value="507866">
            <text:p>507866</text:p>
          </table:table-cell>
          <table:table-cell table:formula="of:=(HEX2DEC([.P38])*256+HEX2DEC([.Q38]))*256+HEX2DEC([.R38])" office:value-type="float" office:value="17010">
            <text:p>17010</text:p>
          </table:table-cell>
          <table:table-cell table:formula="of:=(HEX2DEC([.S38])*256+HEX2DEC([.T38]))*256+HEX2DEC([.U38])" office:value-type="float" office:value="263597">
            <text:p>263597</text:p>
          </table:table-cell>
          <table:table-cell table:formula="of:=(HEX2DEC([.V38])*256+HEX2DEC([.W38]))*256+HEX2DEC([.X38])" office:value-type="float" office:value="5607000">
            <text:p>5607000</text:p>
          </table:table-cell>
          <table:table-cell table:formula="of:=(HEX2DEC([.Y38])*256+HEX2DEC([.Z38]))*256+HEX2DEC([.AA38])" office:value-type="float" office:value="8626350">
            <text:p>8626350</text:p>
          </table:table-cell>
          <table:table-cell/>
          <table:table-cell table:formula="of:=HEX2DEC([.AC38])*256+HEX2DEC([.AD38])" office:value-type="float" office:value="2">
            <text:p>2</text:p>
          </table:table-cell>
          <table:table-cell table:number-columns-repeated="983"/>
        </table:table-row>
        <table:table-row table:style-name="ro2">
          <table:table-cell table:style-name="ce3" table:formula="of:=[.AG39]/[.AH39]" office:value-type="float" office:value="0.400105539650223">
            <text:p>0,40</text:p>
          </table:table-cell>
          <table:table-cell table:style-name="ce7" table:formula="of:=[.AI39]/[.AJ39]" office:value-type="float" office:value="0.0645303247002052">
            <text:p>0,0645</text:p>
          </table:table-cell>
          <table:table-cell table:style-name="ce7" table:formula="of:=[.A39]*[.B39]" office:value-type="float" office:value="0.0258189403879797">
            <text:p>0,0258</text:p>
          </table:table-cell>
          <table:table-cell table:style-name="ce11" table:formula="of:=([.AK39]/[.AL39])" office:value-type="float" office:value="0.649985219704742">
            <text:p>0,6500</text:p>
          </table:table-cell>
          <table:table-cell table:formula="of:=[.AN39]" office:value-type="float" office:value="3">
            <text:p>3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float" office:value="56">
            <text:p>56</text:p>
          </table:table-cell>
          <table:table-cell table:style-name="Default"/>
          <table:table-cell table:formula="of:=(HEX2DEC([.J39])*256+HEX2DEC([.K39]))*256+HEX2DEC([.L39])" office:value-type="float" office:value="203200">
            <text:p>203200</text:p>
          </table:table-cell>
          <table:table-cell table:formula="of:=(HEX2DEC([.M39])*256+HEX2DEC([.N39]))*256+HEX2DEC([.O39])" office:value-type="float" office:value="507866">
            <text:p>507866</text:p>
          </table:table-cell>
          <table:table-cell table:formula="of:=(HEX2DEC([.P39])*256+HEX2DEC([.Q39]))*256+HEX2DEC([.R39])" office:value-type="float" office:value="17010">
            <text:p>17010</text:p>
          </table:table-cell>
          <table:table-cell table:formula="of:=(HEX2DEC([.S39])*256+HEX2DEC([.T39]))*256+HEX2DEC([.U39])" office:value-type="float" office:value="263597">
            <text:p>263597</text:p>
          </table:table-cell>
          <table:table-cell table:formula="of:=(HEX2DEC([.V39])*256+HEX2DEC([.W39]))*256+HEX2DEC([.X39])" office:value-type="float" office:value="5607000">
            <text:p>5607000</text:p>
          </table:table-cell>
          <table:table-cell table:formula="of:=(HEX2DEC([.Y39])*256+HEX2DEC([.Z39]))*256+HEX2DEC([.AA39])" office:value-type="float" office:value="8626350">
            <text:p>8626350</text:p>
          </table:table-cell>
          <table:table-cell/>
          <table:table-cell table:formula="of:=HEX2DEC([.AC39])*256+HEX2DEC([.AD39])" office:value-type="float" office:value="3">
            <text:p>3</text:p>
          </table:table-cell>
          <table:table-cell table:number-columns-repeated="983"/>
        </table:table-row>
        <table:table-row table:style-name="ro2">
          <table:table-cell table:style-name="ce3" table:formula="of:=[.AG40]/[.AH40]" office:value-type="float" office:value="0.400105539650223">
            <text:p>0,40</text:p>
          </table:table-cell>
          <table:table-cell table:style-name="ce7" table:formula="of:=[.AI40]/[.AJ40]" office:value-type="float" office:value="0.0645303247002052">
            <text:p>0,0645</text:p>
          </table:table-cell>
          <table:table-cell table:style-name="ce7" table:formula="of:=[.A40]*[.B40]" office:value-type="float" office:value="0.0258189403879797">
            <text:p>0,0258</text:p>
          </table:table-cell>
          <table:table-cell table:style-name="ce11" table:formula="of:=([.AK40]/[.AL40])" office:value-type="float" office:value="0.649985219704742">
            <text:p>0,6500</text:p>
          </table:table-cell>
          <table:table-cell table:formula="of:=[.AN40]" office:value-type="float" office:value="4">
            <text:p>4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0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57">
            <text:p>57</text:p>
          </table:table-cell>
          <table:table-cell table:style-name="Default"/>
          <table:table-cell table:formula="of:=(HEX2DEC([.J40])*256+HEX2DEC([.K40]))*256+HEX2DEC([.L40])" office:value-type="float" office:value="203200">
            <text:p>203200</text:p>
          </table:table-cell>
          <table:table-cell table:formula="of:=(HEX2DEC([.M40])*256+HEX2DEC([.N40]))*256+HEX2DEC([.O40])" office:value-type="float" office:value="507866">
            <text:p>507866</text:p>
          </table:table-cell>
          <table:table-cell table:formula="of:=(HEX2DEC([.P40])*256+HEX2DEC([.Q40]))*256+HEX2DEC([.R40])" office:value-type="float" office:value="17010">
            <text:p>17010</text:p>
          </table:table-cell>
          <table:table-cell table:formula="of:=(HEX2DEC([.S40])*256+HEX2DEC([.T40]))*256+HEX2DEC([.U40])" office:value-type="float" office:value="263597">
            <text:p>263597</text:p>
          </table:table-cell>
          <table:table-cell table:formula="of:=(HEX2DEC([.V40])*256+HEX2DEC([.W40]))*256+HEX2DEC([.X40])" office:value-type="float" office:value="5607000">
            <text:p>5607000</text:p>
          </table:table-cell>
          <table:table-cell table:formula="of:=(HEX2DEC([.Y40])*256+HEX2DEC([.Z40]))*256+HEX2DEC([.AA40])" office:value-type="float" office:value="8626350">
            <text:p>8626350</text:p>
          </table:table-cell>
          <table:table-cell/>
          <table:table-cell table:formula="of:=HEX2DEC([.AC40])*256+HEX2DEC([.AD40])" office:value-type="float" office:value="4">
            <text:p>4</text:p>
          </table:table-cell>
          <table:table-cell table:number-columns-repeated="983"/>
        </table:table-row>
        <table:table-row table:style-name="ro2">
          <table:table-cell table:style-name="ce6" table:formula="of:=[.AG41]/[.AH41]" office:value-type="float" office:value="0.400105539650223">
            <text:p>0,40</text:p>
          </table:table-cell>
          <table:table-cell table:style-name="ce10" table:formula="of:=[.AI41]/[.AJ41]" office:value-type="float" office:value="0.217850693510585">
            <text:p>0,2179</text:p>
          </table:table-cell>
          <table:table-cell table:style-name="ce10" table:formula="of:=[.A41]*[.B41]" office:value-type="float" office:value="0.087163269290228">
            <text:p>0,0872</text:p>
          </table:table-cell>
          <table:table-cell table:style-name="ce11" table:formula="of:=([.AK41]/[.AL41])" office:value-type="float" office:value="0.649985219704742">
            <text:p>0,6500</text:p>
          </table:table-cell>
          <table:table-cell table:style-name="ce14" table:formula="of:=[.AN41]" office:value-type="float" office:value="5">
            <text:p>5</text:p>
          </table:table-cell>
          <table:table-cell table:style-name="ce14" table:number-columns-repeated="2"/>
          <table:table-cell table:style-name="ce14" office:value-type="float" office:value="55">
            <text:p>55</text:p>
          </table:table-cell>
          <table:table-cell table:style-name="ce14" office:value-type="string">
            <text:p>5A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C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BF</text:p>
          </table:table-cell>
          <table:table-cell table:style-name="ce14" office:value-type="string">
            <text:p>DA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8E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83">
            <text:p>83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AE</text:p>
          </table:table-cell>
          <table:table-cell table:style-name="ce21" office:value-type="float" office:value="61">
            <text:p>6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D5</text:p>
          </table:table-cell>
          <table:table-cell table:style-name="ce22"/>
          <table:table-cell table:style-name="ce28" table:formula="of:=(HEX2DEC([.J41])*256+HEX2DEC([.K41]))*256+HEX2DEC([.L41])" office:value-type="float" office:value="203200">
            <text:p>203200</text:p>
          </table:table-cell>
          <table:table-cell table:style-name="ce33" table:formula="of:=(HEX2DEC([.M41])*256+HEX2DEC([.N41]))*256+HEX2DEC([.O41])" office:value-type="float" office:value="507866">
            <text:p>507866</text:p>
          </table:table-cell>
          <table:table-cell table:style-name="ce14" table:formula="of:=(HEX2DEC([.P41])*256+HEX2DEC([.Q41]))*256+HEX2DEC([.R41])" office:value-type="float" office:value="17010">
            <text:p>17010</text:p>
          </table:table-cell>
          <table:table-cell table:style-name="ce33" table:formula="of:=(HEX2DEC([.S41])*256+HEX2DEC([.T41]))*256+HEX2DEC([.U41])" office:value-type="float" office:value="78081">
            <text:p>78081</text:p>
          </table:table-cell>
          <table:table-cell table:style-name="ce14" table:formula="of:=(HEX2DEC([.V41])*256+HEX2DEC([.W41]))*256+HEX2DEC([.X41])" office:value-type="float" office:value="5607000">
            <text:p>5607000</text:p>
          </table:table-cell>
          <table:table-cell table:style-name="ce33" table:formula="of:=(HEX2DEC([.Y41])*256+HEX2DEC([.Z41]))*256+HEX2DEC([.AA41])" office:value-type="float" office:value="8626350">
            <text:p>8626350</text:p>
          </table:table-cell>
          <table:table-cell table:style-name="ce14"/>
          <table:table-cell table:style-name="ce14" table:formula="of:=HEX2DEC([.AC41])*256+HEX2DEC([.AD41])" office:value-type="float" office:value="5">
            <text:p>5</text:p>
          </table:table-cell>
          <table:table-cell table:style-name="ce14" table:number-columns-repeated="983"/>
        </table:table-row>
        <table:table-row table:style-name="ro2">
          <table:table-cell table:style-name="ce6" table:formula="of:=[.AG42]/[.AH42]" office:value-type="float" office:value="230.124575311438">
            <text:p>230,12</text:p>
          </table:table-cell>
          <table:table-cell table:style-name="ce10" table:formula="of:=[.AI42]/[.AJ42]" office:value-type="float" office:value="0.166619322355983">
            <text:p>0,1666</text:p>
          </table:table-cell>
          <table:table-cell table:style-name="ce10" table:formula="of:=[.A42]*[.B42]" office:value-type="float" office:value="38.3432007958503">
            <text:p>38,3432</text:p>
          </table:table-cell>
          <table:table-cell table:style-name="ce7" table:formula="of:=([.AK42]/[.AL42])" office:value-type="float" office:value="37.2164955296398">
            <text:p>37,2165</text:p>
          </table:table-cell>
          <table:table-cell table:style-name="ce14" table:formula="of:=[.AN42]" office:value-type="float" office:value="85">
            <text:p>85</text:p>
          </table:table-cell>
          <table:table-cell table:style-name="ce14" table:number-columns-repeated="2"/>
          <table:table-cell table:style-name="ce14" office:value-type="float" office:value="55">
            <text:p>55</text:p>
          </table:table-cell>
          <table:table-cell table:style-name="ce14" office:value-type="string">
            <text:p>5A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C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8E</text:p>
          </table:table-cell>
          <table:table-cell table:style-name="ce14" office:value-type="string">
            <text:p>C9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8E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4C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0">
            <text:p>30</text:p>
          </table:table-cell>
          <table:table-cell table:style-name="ce22"/>
          <table:table-cell table:style-name="ce28" table:formula="of:=(HEX2DEC([.J42])*256+HEX2DEC([.K42]))*256+HEX2DEC([.L42])" office:value-type="float" office:value="203200">
            <text:p>203200</text:p>
          </table:table-cell>
          <table:table-cell table:style-name="ce33" table:formula="of:=(HEX2DEC([.M42])*256+HEX2DEC([.N42]))*256+HEX2DEC([.O42])" office:value-type="float" office:value="883">
            <text:p>883</text:p>
          </table:table-cell>
          <table:table-cell table:style-name="ce14" table:formula="of:=(HEX2DEC([.P42])*256+HEX2DEC([.Q42]))*256+HEX2DEC([.R42])" office:value-type="float" office:value="17010">
            <text:p>17010</text:p>
          </table:table-cell>
          <table:table-cell table:style-name="ce33" table:formula="of:=(HEX2DEC([.S42])*256+HEX2DEC([.T42]))*256+HEX2DEC([.U42])" office:value-type="float" office:value="102089">
            <text:p>102089</text:p>
          </table:table-cell>
          <table:table-cell table:style-name="ce14" table:formula="of:=(HEX2DEC([.V42])*256+HEX2DEC([.W42]))*256+HEX2DEC([.X42])" office:value-type="float" office:value="5607000">
            <text:p>5607000</text:p>
          </table:table-cell>
          <table:table-cell table:style-name="ce33" table:formula="of:=(HEX2DEC([.Y42])*256+HEX2DEC([.Z42]))*256+HEX2DEC([.AA42])" office:value-type="float" office:value="150659">
            <text:p>150659</text:p>
          </table:table-cell>
          <table:table-cell table:style-name="ce14"/>
          <table:table-cell table:style-name="ce14" table:formula="of:=HEX2DEC([.AC42])*256+HEX2DEC([.AD42])" office:value-type="float" office:value="85">
            <text:p>85</text:p>
          </table:table-cell>
          <table:table-cell table:style-name="ce14" table:number-columns-repeated="983"/>
        </table:table-row>
        <table:table-row table:style-name="ro2">
          <table:table-cell table:style-name="ce6" table:formula="of:=[.AG43]/[.AH43]" office:value-type="float" office:value="230.124575311438">
            <text:p>230,12</text:p>
          </table:table-cell>
          <table:table-cell table:style-name="ce10" table:formula="of:=[.AI43]/[.AJ43]" office:value-type="float" office:value="0.166619322355983">
            <text:p>0,1666</text:p>
          </table:table-cell>
          <table:table-cell table:style-name="ce10" table:formula="of:=[.A43]*[.B43]" office:value-type="float" office:value="38.3432007958503">
            <text:p>38,3432</text:p>
          </table:table-cell>
          <table:table-cell table:style-name="ce7" table:formula="of:=([.AK43]/[.AL43])" office:value-type="float" office:value="37.2164955296398">
            <text:p>37,2165</text:p>
          </table:table-cell>
          <table:table-cell table:style-name="ce14" table:formula="of:=[.AN43]" office:value-type="float" office:value="86">
            <text:p>86</text:p>
          </table:table-cell>
          <table:table-cell table:style-name="ce14" table:number-columns-repeated="2"/>
          <table:table-cell table:style-name="ce14" office:value-type="float" office:value="55">
            <text:p>55</text:p>
          </table:table-cell>
          <table:table-cell table:style-name="ce14" office:value-type="string">
            <text:p>5A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C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8E</text:p>
          </table:table-cell>
          <table:table-cell table:style-name="ce14" office:value-type="string">
            <text:p>C9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8E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4C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31">
            <text:p>31</text:p>
          </table:table-cell>
          <table:table-cell table:style-name="ce22"/>
          <table:table-cell table:style-name="ce28" table:formula="of:=(HEX2DEC([.J43])*256+HEX2DEC([.K43]))*256+HEX2DEC([.L43])" office:value-type="float" office:value="203200">
            <text:p>203200</text:p>
          </table:table-cell>
          <table:table-cell table:style-name="ce33" table:formula="of:=(HEX2DEC([.M43])*256+HEX2DEC([.N43]))*256+HEX2DEC([.O43])" office:value-type="float" office:value="883">
            <text:p>883</text:p>
          </table:table-cell>
          <table:table-cell table:style-name="ce14" table:formula="of:=(HEX2DEC([.P43])*256+HEX2DEC([.Q43]))*256+HEX2DEC([.R43])" office:value-type="float" office:value="17010">
            <text:p>17010</text:p>
          </table:table-cell>
          <table:table-cell table:style-name="ce33" table:formula="of:=(HEX2DEC([.S43])*256+HEX2DEC([.T43]))*256+HEX2DEC([.U43])" office:value-type="float" office:value="102089">
            <text:p>102089</text:p>
          </table:table-cell>
          <table:table-cell table:style-name="ce14" table:formula="of:=(HEX2DEC([.V43])*256+HEX2DEC([.W43]))*256+HEX2DEC([.X43])" office:value-type="float" office:value="5607000">
            <text:p>5607000</text:p>
          </table:table-cell>
          <table:table-cell table:style-name="ce33" table:formula="of:=(HEX2DEC([.Y43])*256+HEX2DEC([.Z43]))*256+HEX2DEC([.AA43])" office:value-type="float" office:value="150659">
            <text:p>150659</text:p>
          </table:table-cell>
          <table:table-cell table:style-name="ce14"/>
          <table:table-cell table:style-name="ce14" table:formula="of:=HEX2DEC([.AC43])*256+HEX2DEC([.AD43])" office:value-type="float" office:value="86">
            <text:p>86</text:p>
          </table:table-cell>
          <table:table-cell table:style-name="ce14" table:number-columns-repeated="983"/>
        </table:table-row>
        <table:table-row table:style-name="ro2">
          <table:table-cell table:style-name="ce3" table:formula="of:=[.AG44]/[.AH44]" office:value-type="float" office:value="230.124575311438">
            <text:p>230,12</text:p>
          </table:table-cell>
          <table:table-cell table:style-name="ce7" table:formula="of:=[.AI44]/[.AJ44]" office:value-type="float" office:value="0.166619322355983">
            <text:p>0,1666</text:p>
          </table:table-cell>
          <table:table-cell table:style-name="ce7" table:formula="of:=[.A44]*[.B44]" office:value-type="float" office:value="38.3432007958503">
            <text:p>38,3432</text:p>
          </table:table-cell>
          <table:table-cell table:style-name="ce7" table:formula="of:=([.AK44]/[.AL44])" office:value-type="float" office:value="37.2164955296398">
            <text:p>37,2165</text:p>
          </table:table-cell>
          <table:table-cell table:formula="of:=[.AN44]" office:value-type="float" office:value="87">
            <text:p>87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table:style-name="ce2" office:value-type="string">
            <text:p>C9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4C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71">
            <text:p>71</text:p>
          </table:table-cell>
          <table:table-cell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office:value-type="float" office:value="32">
            <text:p>32</text:p>
          </table:table-cell>
          <table:table-cell table:style-name="Default"/>
          <table:table-cell table:formula="of:=(HEX2DEC([.J44])*256+HEX2DEC([.K44]))*256+HEX2DEC([.L44])" office:value-type="float" office:value="203200">
            <text:p>203200</text:p>
          </table:table-cell>
          <table:table-cell table:formula="of:=(HEX2DEC([.M44])*256+HEX2DEC([.N44]))*256+HEX2DEC([.O44])" office:value-type="float" office:value="883">
            <text:p>883</text:p>
          </table:table-cell>
          <table:table-cell table:formula="of:=(HEX2DEC([.P44])*256+HEX2DEC([.Q44]))*256+HEX2DEC([.R44])" office:value-type="float" office:value="17010">
            <text:p>17010</text:p>
          </table:table-cell>
          <table:table-cell table:formula="of:=(HEX2DEC([.S44])*256+HEX2DEC([.T44]))*256+HEX2DEC([.U44])" office:value-type="float" office:value="102089">
            <text:p>102089</text:p>
          </table:table-cell>
          <table:table-cell table:formula="of:=(HEX2DEC([.V44])*256+HEX2DEC([.W44]))*256+HEX2DEC([.X44])" office:value-type="float" office:value="5607000">
            <text:p>5607000</text:p>
          </table:table-cell>
          <table:table-cell table:formula="of:=(HEX2DEC([.Y44])*256+HEX2DEC([.Z44]))*256+HEX2DEC([.AA44])" office:value-type="float" office:value="150659">
            <text:p>150659</text:p>
          </table:table-cell>
          <table:table-cell/>
          <table:table-cell table:formula="of:=HEX2DEC([.AC44])*256+HEX2DEC([.AD44])" office:value-type="float" office:value="87">
            <text:p>87</text:p>
          </table:table-cell>
          <table:table-cell table:number-columns-repeated="983"/>
        </table:table-row>
        <table:table-row table:style-name="ro2">
          <table:table-cell table:style-name="ce3" table:formula="of:=[.AG45]/[.AH45]" office:value-type="float" office:value="229.604519774011">
            <text:p>229,60</text:p>
          </table:table-cell>
          <table:table-cell table:style-name="ce7" table:formula="of:=[.AI45]/[.AJ45]" office:value-type="float" office:value="0.164203453968009">
            <text:p>0,1642</text:p>
          </table:table-cell>
          <table:table-cell table:style-name="ce7" table:formula="of:=[.A45]*[.B45]" office:value-type="float" office:value="37.7018551935586">
            <text:p>37,7019</text:p>
          </table:table-cell>
          <table:table-cell table:style-name="ce7" table:formula="of:=([.AK45]/[.AL45])" office:value-type="float" office:value="37.1186844613918">
            <text:p>37,1187</text:p>
          </table:table-cell>
          <table:table-cell table:formula="of:=[.AN45]" office:value-type="float" office:value="369">
            <text:p>369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style-name="ce2" office:value-type="string">
            <text:p>A7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4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office:value-type="string">
            <text:p>C2</text:p>
          </table:table-cell>
          <table:table-cell table:style-name="Default"/>
          <table:table-cell table:formula="of:=(HEX2DEC([.J45])*256+HEX2DEC([.K45]))*256+HEX2DEC([.L45])" office:value-type="float" office:value="203200">
            <text:p>203200</text:p>
          </table:table-cell>
          <table:table-cell table:formula="of:=(HEX2DEC([.M45])*256+HEX2DEC([.N45]))*256+HEX2DEC([.O45])" office:value-type="float" office:value="885">
            <text:p>885</text:p>
          </table:table-cell>
          <table:table-cell table:formula="of:=(HEX2DEC([.P45])*256+HEX2DEC([.Q45]))*256+HEX2DEC([.R45])" office:value-type="float" office:value="17010">
            <text:p>17010</text:p>
          </table:table-cell>
          <table:table-cell table:formula="of:=(HEX2DEC([.S45])*256+HEX2DEC([.T45]))*256+HEX2DEC([.U45])" office:value-type="float" office:value="103591">
            <text:p>103591</text:p>
          </table:table-cell>
          <table:table-cell table:formula="of:=(HEX2DEC([.V45])*256+HEX2DEC([.W45]))*256+HEX2DEC([.X45])" office:value-type="float" office:value="5607000">
            <text:p>5607000</text:p>
          </table:table-cell>
          <table:table-cell table:formula="of:=(HEX2DEC([.Y45])*256+HEX2DEC([.Z45]))*256+HEX2DEC([.AA45])" office:value-type="float" office:value="151056">
            <text:p>151056</text:p>
          </table:table-cell>
          <table:table-cell/>
          <table:table-cell table:formula="of:=HEX2DEC([.AC45])*256+HEX2DEC([.AD45])" office:value-type="float" office:value="369">
            <text:p>369</text:p>
          </table:table-cell>
          <table:table-cell table:number-columns-repeated="983"/>
        </table:table-row>
        <table:table-row table:style-name="ro2">
          <table:table-cell table:style-name="ce3" table:formula="of:=[.AG46]/[.AH46]" office:value-type="float" office:value="229.604519774011">
            <text:p>229,60</text:p>
          </table:table-cell>
          <table:table-cell table:style-name="ce7" table:formula="of:=[.AI46]/[.AJ46]" office:value-type="float" office:value="0.164203453968009">
            <text:p>0,1642</text:p>
          </table:table-cell>
          <table:table-cell table:style-name="ce7" table:formula="of:=[.A46]*[.B46]" office:value-type="float" office:value="37.7018551935586">
            <text:p>37,7019</text:p>
          </table:table-cell>
          <table:table-cell table:style-name="ce7" table:formula="of:=([.AK46]/[.AL46])" office:value-type="float" office:value="37.1186844613918">
            <text:p>37,1187</text:p>
          </table:table-cell>
          <table:table-cell table:formula="of:=[.AN46]" office:value-type="float" office:value="369">
            <text:p>369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style-name="ce2" office:value-type="string">
            <text:p>A7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4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office:value-type="string">
            <text:p>C2</text:p>
          </table:table-cell>
          <table:table-cell table:style-name="Default"/>
          <table:table-cell table:formula="of:=(HEX2DEC([.J46])*256+HEX2DEC([.K46]))*256+HEX2DEC([.L46])" office:value-type="float" office:value="203200">
            <text:p>203200</text:p>
          </table:table-cell>
          <table:table-cell table:formula="of:=(HEX2DEC([.M46])*256+HEX2DEC([.N46]))*256+HEX2DEC([.O46])" office:value-type="float" office:value="885">
            <text:p>885</text:p>
          </table:table-cell>
          <table:table-cell table:formula="of:=(HEX2DEC([.P46])*256+HEX2DEC([.Q46]))*256+HEX2DEC([.R46])" office:value-type="float" office:value="17010">
            <text:p>17010</text:p>
          </table:table-cell>
          <table:table-cell table:formula="of:=(HEX2DEC([.S46])*256+HEX2DEC([.T46]))*256+HEX2DEC([.U46])" office:value-type="float" office:value="103591">
            <text:p>103591</text:p>
          </table:table-cell>
          <table:table-cell table:formula="of:=(HEX2DEC([.V46])*256+HEX2DEC([.W46]))*256+HEX2DEC([.X46])" office:value-type="float" office:value="5607000">
            <text:p>5607000</text:p>
          </table:table-cell>
          <table:table-cell table:formula="of:=(HEX2DEC([.Y46])*256+HEX2DEC([.Z46]))*256+HEX2DEC([.AA46])" office:value-type="float" office:value="151056">
            <text:p>151056</text:p>
          </table:table-cell>
          <table:table-cell/>
          <table:table-cell table:formula="of:=HEX2DEC([.AC46])*256+HEX2DEC([.AD46])" office:value-type="float" office:value="369">
            <text:p>369</text:p>
          </table:table-cell>
          <table:table-cell table:number-columns-repeated="983"/>
        </table:table-row>
        <table:table-row table:style-name="ro2">
          <table:table-cell table:style-name="ce5" table:formula="of:=[.AG47]/[.AH47]" office:value-type="float" office:value="0.0362462992687712">
            <text:p>0,04</text:p>
          </table:table-cell>
          <table:table-cell table:style-name="ce9" table:formula="of:=[.AI47]/[.AJ47]" office:value-type="float" office:value="0.0202748691293876">
            <text:p>0,0203</text:p>
          </table:table-cell>
          <table:table-cell table:style-name="ce9" table:formula="of:=[.A47]*[.B47]" office:value-type="float" office:value="0.000734888974098952">
            <text:p>0,0007</text:p>
          </table:table-cell>
          <table:table-cell table:style-name="ce9" table:formula="of:=([.AK47]/[.AL47])" office:value-type="float" office:value="9.78312007874016">
            <text:p>9,7831</text:p>
          </table:table-cell>
          <table:table-cell table:style-name="ce13" table:formula="of:=[.AN47]" office:value-type="float" office:value="883">
            <text:p>883</text:p>
          </table:table-cell>
          <table:table-cell table:style-name="ce13" table:number-columns-repeated="2"/>
          <table:table-cell table:style-name="ce13" office:value-type="float" office:value="55">
            <text:p>55</text:p>
          </table:table-cell>
          <table:table-cell table:style-name="ce13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E1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8E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4A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1E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C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0">
            <text:p>0</text:p>
          </table:table-cell>
          <table:table-cell table:style-name="ce23" office:value-type="string">
            <text:p>*</text:p>
          </table:table-cell>
          <table:table-cell table:style-name="ce27" table:formula="of:=(HEX2DEC([.J47])*256+HEX2DEC([.K47]))*256+HEX2DEC([.L47])" office:value-type="float" office:value="203233">
            <text:p>203233</text:p>
          </table:table-cell>
          <table:table-cell table:style-name="ce32" table:formula="of:=(HEX2DEC([.M47])*256+HEX2DEC([.N47]))*256+HEX2DEC([.O47])" office:value-type="float" office:value="5607000">
            <text:p>5607000</text:p>
          </table:table-cell>
          <table:table-cell table:style-name="ce13" table:formula="of:=(HEX2DEC([.P47])*256+HEX2DEC([.Q47]))*256+HEX2DEC([.R47])" office:value-type="float" office:value="150163">
            <text:p>150163</text:p>
          </table:table-cell>
          <table:table-cell table:style-name="ce32" table:formula="of:=(HEX2DEC([.S47])*256+HEX2DEC([.T47]))*256+HEX2DEC([.U47])" office:value-type="float" office:value="7406361">
            <text:p>7406361</text:p>
          </table:table-cell>
          <table:table-cell table:style-name="ce13" table:formula="of:=(HEX2DEC([.V47])*256+HEX2DEC([.W47]))*256+HEX2DEC([.X47])" office:value-type="float" office:value="1987930">
            <text:p>1987930</text:p>
          </table:table-cell>
          <table:table-cell table:style-name="ce32" table:formula="of:=(HEX2DEC([.Y47])*256+HEX2DEC([.Z47]))*256+HEX2DEC([.AA47])" office:value-type="float" office:value="203200">
            <text:p>203200</text:p>
          </table:table-cell>
          <table:table-cell table:style-name="ce13"/>
          <table:table-cell table:style-name="ce13" table:formula="of:=HEX2DEC([.AC47])*256+HEX2DEC([.AD47])" office:value-type="float" office:value="883">
            <text:p>883</text:p>
          </table:table-cell>
          <table:table-cell table:style-name="ce13" table:number-columns-repeated="983"/>
        </table:table-row>
        <table:table-row table:style-name="ro2">
          <table:table-cell table:style-name="ce5" table:formula="of:=[.AG48]/[.AH48]" office:value-type="float" office:value="230.124575311438">
            <text:p>230,12</text:p>
          </table:table-cell>
          <table:table-cell table:style-name="ce9" table:formula="of:=[.AI48]/[.AJ48]" office:value-type="float" office:value="0.166163584678956">
            <text:p>0,1662</text:p>
          </table:table-cell>
          <table:table-cell table:style-name="ce9" table:formula="of:=[.A48]*[.B48]" office:value-type="float" office:value="38.2383243564709">
            <text:p>38,2383</text:p>
          </table:table-cell>
          <table:table-cell table:style-name="ce9" table:formula="of:=([.AK48]/[.AL48])" office:value-type="float" office:value="37.3630620785244">
            <text:p>37,3631</text:p>
          </table:table-cell>
          <table:table-cell table:style-name="ce13" table:formula="of:=[.AN48]" office:value-type="float" office:value="21850">
            <text:p>21850</text:p>
          </table:table-cell>
          <table:table-cell table:style-name="ce13" table:number-columns-repeated="2"/>
          <table:table-cell table:style-name="ce13" office:value-type="float" office:value="55">
            <text:p>55</text:p>
          </table:table-cell>
          <table:table-cell table:style-name="ce13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 table:style-name="ce13" office:value-type="string">
            <text:p>C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8F</text:p>
          </table:table-cell>
          <table:table-cell table:style-name="ce13" office:value-type="string">
            <text:p>E1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8E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4A</text:p>
          </table:table-cell>
          <table:table-cell table:style-name="ce13" office:value-type="float" office:value="34">
            <text:p>34</text:p>
          </table:table-cell>
          <table:table-cell table:style-name="ce13" office:value-type="string">
            <text:p>5A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23" office:value-type="string">
            <text:p>*</text:p>
          </table:table-cell>
          <table:table-cell table:style-name="ce27" table:formula="of:=(HEX2DEC([.J48])*256+HEX2DEC([.K48]))*256+HEX2DEC([.L48])" office:value-type="float" office:value="203200">
            <text:p>203200</text:p>
          </table:table-cell>
          <table:table-cell table:style-name="ce32" table:formula="of:=(HEX2DEC([.M48])*256+HEX2DEC([.N48]))*256+HEX2DEC([.O48])" office:value-type="float" office:value="883">
            <text:p>883</text:p>
          </table:table-cell>
          <table:table-cell table:style-name="ce13" table:formula="of:=(HEX2DEC([.P48])*256+HEX2DEC([.Q48]))*256+HEX2DEC([.R48])" office:value-type="float" office:value="17010">
            <text:p>17010</text:p>
          </table:table-cell>
          <table:table-cell table:style-name="ce32" table:formula="of:=(HEX2DEC([.S48])*256+HEX2DEC([.T48]))*256+HEX2DEC([.U48])" office:value-type="float" office:value="102369">
            <text:p>102369</text:p>
          </table:table-cell>
          <table:table-cell table:style-name="ce13" table:formula="of:=(HEX2DEC([.V48])*256+HEX2DEC([.W48]))*256+HEX2DEC([.X48])" office:value-type="float" office:value="5607000">
            <text:p>5607000</text:p>
          </table:table-cell>
          <table:table-cell table:style-name="ce32" table:formula="of:=(HEX2DEC([.Y48])*256+HEX2DEC([.Z48]))*256+HEX2DEC([.AA48])" office:value-type="float" office:value="150068">
            <text:p>150068</text:p>
          </table:table-cell>
          <table:table-cell table:style-name="ce13"/>
          <table:table-cell table:style-name="ce13" table:formula="of:=HEX2DEC([.AC48])*256+HEX2DEC([.AD48])" office:value-type="float" office:value="21850">
            <text:p>21850</text:p>
          </table:table-cell>
          <table:table-cell table:style-name="ce13" table:number-columns-repeated="983"/>
        </table:table-row>
        <table:table-row table:style-name="ro2">
          <table:table-cell table:style-name="ce3" table:formula="of:=[.AG49]/[.AH49]" office:value-type="float" office:value="230.124575311438">
            <text:p>230,12</text:p>
          </table:table-cell>
          <table:table-cell table:style-name="ce7" table:formula="of:=[.AI49]/[.AJ49]" office:value-type="float" office:value="0.166771245931213">
            <text:p>0,1668</text:p>
          </table:table-cell>
          <table:table-cell table:style-name="ce7" table:formula="of:=[.A49]*[.B49]" office:value-type="float" office:value="38.3781621440798">
            <text:p>38,3782</text:p>
          </table:table-cell>
          <table:table-cell table:style-name="ce7" table:formula="of:=([.AK49]/[.AL49])" office:value-type="float" office:value="37.4932295532508">
            <text:p>37,4932</text:p>
          </table:table-cell>
          <table:table-cell table:formula="of:=[.AN49]" office:value-type="float" office:value="1077">
            <text:p>1077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table:style-name="ce2" office:value-type="string">
            <text:p>6C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style-name="ce2" office:value-type="string">
            <text:p>2B</text:p>
          </table:table-cell>
          <table:table-cell table:style-name="ce2"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2" office:value-type="float" office:value="35">
            <text:p>35</text:p>
          </table:table-cell>
          <table:table-cell office:value-type="string">
            <text:p>5B</text:p>
          </table:table-cell>
          <table:table-cell table:style-name="Default"/>
          <table:table-cell table:formula="of:=(HEX2DEC([.J49])*256+HEX2DEC([.K49]))*256+HEX2DEC([.L49])" office:value-type="float" office:value="203200">
            <text:p>203200</text:p>
          </table:table-cell>
          <table:table-cell table:formula="of:=(HEX2DEC([.M49])*256+HEX2DEC([.N49]))*256+HEX2DEC([.O49])" office:value-type="float" office:value="883">
            <text:p>883</text:p>
          </table:table-cell>
          <table:table-cell table:formula="of:=(HEX2DEC([.P49])*256+HEX2DEC([.Q49]))*256+HEX2DEC([.R49])" office:value-type="float" office:value="17010">
            <text:p>17010</text:p>
          </table:table-cell>
          <table:table-cell table:formula="of:=(HEX2DEC([.S49])*256+HEX2DEC([.T49]))*256+HEX2DEC([.U49])" office:value-type="float" office:value="101996">
            <text:p>101996</text:p>
          </table:table-cell>
          <table:table-cell table:formula="of:=(HEX2DEC([.V49])*256+HEX2DEC([.W49]))*256+HEX2DEC([.X49])" office:value-type="float" office:value="5607000">
            <text:p>5607000</text:p>
          </table:table-cell>
          <table:table-cell table:formula="of:=(HEX2DEC([.Y49])*256+HEX2DEC([.Z49]))*256+HEX2DEC([.AA49])" office:value-type="float" office:value="149547">
            <text:p>149547</text:p>
          </table:table-cell>
          <table:table-cell/>
          <table:table-cell table:formula="of:=HEX2DEC([.AC49])*256+HEX2DEC([.AD49])" office:value-type="float" office:value="1077">
            <text:p>1077</text:p>
          </table:table-cell>
          <table:table-cell table:number-columns-repeated="983"/>
        </table:table-row>
        <table:table-row table:style-name="ro2">
          <table:table-cell table:style-name="ce3" table:formula="of:=[.AG50]/[.AH50]" office:value-type="float" office:value="230.124575311438">
            <text:p>230,12</text:p>
          </table:table-cell>
          <table:table-cell table:style-name="ce7" table:formula="of:=[.AI50]/[.AJ50]" office:value-type="float" office:value="0.166771245931213">
            <text:p>0,1668</text:p>
          </table:table-cell>
          <table:table-cell table:style-name="ce7" table:formula="of:=[.A50]*[.B50]" office:value-type="float" office:value="38.3781621440798">
            <text:p>38,3782</text:p>
          </table:table-cell>
          <table:table-cell table:style-name="ce7" table:formula="of:=([.AK50]/[.AL50])" office:value-type="float" office:value="37.4932295532508">
            <text:p>37,4932</text:p>
          </table:table-cell>
          <table:table-cell table:formula="of:=[.AN50]" office:value-type="float" office:value="1078">
            <text:p>1078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table:style-name="ce2" office:value-type="string">
            <text:p>6C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style-name="ce2" office:value-type="string">
            <text:p>2B</text:p>
          </table:table-cell>
          <table:table-cell table:style-name="ce2"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2" office:value-type="float" office:value="36">
            <text:p>36</text:p>
          </table:table-cell>
          <table:table-cell office:value-type="string">
            <text:p>5C</text:p>
          </table:table-cell>
          <table:table-cell table:style-name="Default"/>
          <table:table-cell table:formula="of:=(HEX2DEC([.J50])*256+HEX2DEC([.K50]))*256+HEX2DEC([.L50])" office:value-type="float" office:value="203200">
            <text:p>203200</text:p>
          </table:table-cell>
          <table:table-cell table:formula="of:=(HEX2DEC([.M50])*256+HEX2DEC([.N50]))*256+HEX2DEC([.O50])" office:value-type="float" office:value="883">
            <text:p>883</text:p>
          </table:table-cell>
          <table:table-cell table:formula="of:=(HEX2DEC([.P50])*256+HEX2DEC([.Q50]))*256+HEX2DEC([.R50])" office:value-type="float" office:value="17010">
            <text:p>17010</text:p>
          </table:table-cell>
          <table:table-cell table:formula="of:=(HEX2DEC([.S50])*256+HEX2DEC([.T50]))*256+HEX2DEC([.U50])" office:value-type="float" office:value="101996">
            <text:p>101996</text:p>
          </table:table-cell>
          <table:table-cell table:formula="of:=(HEX2DEC([.V50])*256+HEX2DEC([.W50]))*256+HEX2DEC([.X50])" office:value-type="float" office:value="5607000">
            <text:p>5607000</text:p>
          </table:table-cell>
          <table:table-cell table:formula="of:=(HEX2DEC([.Y50])*256+HEX2DEC([.Z50]))*256+HEX2DEC([.AA50])" office:value-type="float" office:value="149547">
            <text:p>149547</text:p>
          </table:table-cell>
          <table:table-cell/>
          <table:table-cell table:formula="of:=HEX2DEC([.AC50])*256+HEX2DEC([.AD50])" office:value-type="float" office:value="1078">
            <text:p>1078</text:p>
          </table:table-cell>
          <table:table-cell table:number-columns-repeated="983"/>
        </table:table-row>
        <table:table-row table:style-name="ro2">
          <table:table-cell table:style-name="ce3" table:formula="of:=[.AG51]/[.AH51]" office:value-type="float" office:value="230.124575311438">
            <text:p>230,12</text:p>
          </table:table-cell>
          <table:table-cell table:style-name="ce7" table:formula="of:=[.AI51]/[.AJ51]" office:value-type="float" office:value="0.167569697566742">
            <text:p>0,1676</text:p>
          </table:table-cell>
          <table:table-cell table:style-name="ce7" table:formula="of:=[.A51]*[.B51]" office:value-type="float" office:value="38.5619054876127">
            <text:p>38,5619</text:p>
          </table:table-cell>
          <table:table-cell table:style-name="ce7" table:formula="of:=([.AK51]/[.AL51])" office:value-type="float" office:value="37.6791726306877">
            <text:p>37,6792</text:p>
          </table:table-cell>
          <table:table-cell table:formula="of:=[.AN51]" office:value-type="float" office:value="1505">
            <text:p>1505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C</text:p>
          </table:table-cell>
          <table:table-cell table:style-name="ce2"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office:value-type="float" office:value="5">
            <text:p>5</text:p>
          </table:table-cell>
          <table:table-cell table:style-name="ce2" office:value-type="string">
            <text:p>E1</text:p>
          </table:table-cell>
          <table:table-cell office:value-type="string">
            <text:p>3B</text:p>
          </table:table-cell>
          <table:table-cell table:style-name="Default"/>
          <table:table-cell table:formula="of:=(HEX2DEC([.J51])*256+HEX2DEC([.K51]))*256+HEX2DEC([.L51])" office:value-type="float" office:value="203200">
            <text:p>203200</text:p>
          </table:table-cell>
          <table:table-cell table:formula="of:=(HEX2DEC([.M51])*256+HEX2DEC([.N51]))*256+HEX2DEC([.O51])" office:value-type="float" office:value="883">
            <text:p>883</text:p>
          </table:table-cell>
          <table:table-cell table:formula="of:=(HEX2DEC([.P51])*256+HEX2DEC([.Q51]))*256+HEX2DEC([.R51])" office:value-type="float" office:value="17010">
            <text:p>17010</text:p>
          </table:table-cell>
          <table:table-cell table:formula="of:=(HEX2DEC([.S51])*256+HEX2DEC([.T51]))*256+HEX2DEC([.U51])" office:value-type="float" office:value="101510">
            <text:p>101510</text:p>
          </table:table-cell>
          <table:table-cell table:formula="of:=(HEX2DEC([.V51])*256+HEX2DEC([.W51]))*256+HEX2DEC([.X51])" office:value-type="float" office:value="5607000">
            <text:p>5607000</text:p>
          </table:table-cell>
          <table:table-cell table:formula="of:=(HEX2DEC([.Y51])*256+HEX2DEC([.Z51]))*256+HEX2DEC([.AA51])" office:value-type="float" office:value="148809">
            <text:p>148809</text:p>
          </table:table-cell>
          <table:table-cell/>
          <table:table-cell table:formula="of:=HEX2DEC([.AC51])*256+HEX2DEC([.AD51])" office:value-type="float" office:value="1505">
            <text:p>1505</text:p>
          </table:table-cell>
          <table:table-cell table:number-columns-repeated="983"/>
        </table:table-row>
        <table:table-row table:style-name="ro2">
          <table:table-cell table:style-name="ce5" table:formula="of:=[.AG52]/[.AH52]" office:value-type="float" office:value="0.0519106407995297">
            <text:p>0,05</text:p>
          </table:table-cell>
          <table:table-cell table:style-name="ce9" table:formula="of:=[.AI52]/[.AJ52]" office:value-type="float" office:value="0.0183006955591225">
            <text:p>0,0183</text:p>
          </table:table-cell>
          <table:table-cell table:style-name="ce9" table:formula="of:=[.A52]*[.B52]" office:value-type="float" office:value="0.000950000833551157">
            <text:p>0,0010</text:p>
          </table:table-cell>
          <table:table-cell table:style-name="ce9" table:formula="of:=([.AK52]/[.AL52])" office:value-type="float" office:value="0.0200738238924054">
            <text:p>0,0201</text:p>
          </table:table-cell>
          <table:table-cell table:style-name="ce13" table:formula="of:=[.AN52]" office:value-type="float" office:value="21850">
            <text:p>21850</text:p>
          </table:table-cell>
          <table:table-cell table:style-name="ce13" table:number-columns-repeated="2"/>
          <table:table-cell table:style-name="ce13" office:value-type="float" office:value="55">
            <text:p>55</text:p>
          </table:table-cell>
          <table:table-cell table:style-name="ce13" office:value-type="string">
            <text:p>5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90">
            <text:p>90</text:p>
          </table:table-cell>
          <table:table-cell table:style-name="ce13" office:value-type="string">
            <text:p>D4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8E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4">
            <text:p>44</text:p>
          </table:table-cell>
          <table:table-cell table:style-name="ce13" office:value-type="string">
            <text:p>D6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FE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55">
            <text:p>55</text:p>
          </table:table-cell>
          <table:table-cell table:style-name="ce13" office:value-type="string">
            <text:p>5A</text:p>
          </table:table-cell>
          <table:table-cell table:style-name="ce13" office:value-type="float" office:value="3">
            <text:p>3</text:p>
          </table:table-cell>
          <table:table-cell table:style-name="ce23" office:value-type="string">
            <text:p>*</text:p>
          </table:table-cell>
          <table:table-cell table:style-name="ce27" table:formula="of:=(HEX2DEC([.J52])*256+HEX2DEC([.K52]))*256+HEX2DEC([.L52])" office:value-type="float" office:value="883">
            <text:p>883</text:p>
          </table:table-cell>
          <table:table-cell table:style-name="ce32" table:formula="of:=(HEX2DEC([.M52])*256+HEX2DEC([.N52]))*256+HEX2DEC([.O52])" office:value-type="float" office:value="17010">
            <text:p>17010</text:p>
          </table:table-cell>
          <table:table-cell table:style-name="ce13" table:formula="of:=(HEX2DEC([.P52])*256+HEX2DEC([.Q52]))*256+HEX2DEC([.R52])" office:value-type="float" office:value="102612">
            <text:p>102612</text:p>
          </table:table-cell>
          <table:table-cell table:style-name="ce32" table:formula="of:=(HEX2DEC([.S52])*256+HEX2DEC([.T52]))*256+HEX2DEC([.U52])" office:value-type="float" office:value="5607000">
            <text:p>5607000</text:p>
          </table:table-cell>
          <table:table-cell table:style-name="ce13" table:formula="of:=(HEX2DEC([.V52])*256+HEX2DEC([.W52]))*256+HEX2DEC([.X52])" office:value-type="float" office:value="148694">
            <text:p>148694</text:p>
          </table:table-cell>
          <table:table-cell table:style-name="ce32" table:formula="of:=(HEX2DEC([.Y52])*256+HEX2DEC([.Z52]))*256+HEX2DEC([.AA52])" office:value-type="float" office:value="7407358">
            <text:p>7407358</text:p>
          </table:table-cell>
          <table:table-cell table:style-name="ce13"/>
          <table:table-cell table:style-name="ce13" table:formula="of:=HEX2DEC([.AC52])*256+HEX2DEC([.AD52])" office:value-type="float" office:value="21850">
            <text:p>21850</text:p>
          </table:table-cell>
          <table:table-cell table:style-name="ce13" table:number-columns-repeated="983"/>
        </table:table-row>
        <table:table-row table:style-name="ro2">
          <table:table-cell table:style-name="ce3" table:formula="of:=[.AG53]/[.AH53]" office:value-type="float" office:value="230.124575311438">
            <text:p>230,12</text:p>
          </table:table-cell>
          <table:table-cell table:style-name="ce7" table:formula="of:=[.AI53]/[.AJ53]" office:value-type="float" office:value="0.165770085370132">
            <text:p>0,1658</text:p>
          </table:table-cell>
          <table:table-cell table:style-name="ce7" table:formula="of:=[.A53]*[.B53]" office:value-type="float" office:value="38.1477704951425">
            <text:p>38,1478</text:p>
          </table:table-cell>
          <table:table-cell table:style-name="ce7" table:formula="of:=([.AK53]/[.AL53])" office:value-type="float" office:value="37.7083137181056">
            <text:p>37,7083</text:p>
          </table:table-cell>
          <table:table-cell table:formula="of:=[.AN53]" office:value-type="float" office:value="1791">
            <text:p>1791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style-name="ce2" office:value-type="string">
            <text:p>D4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style-name="ce2" office:value-type="string">
            <text:p>D6</text:p>
          </table:table-cell>
          <table:table-cell table:style-name="ce2" office:value-type="float" office:value="71">
            <text:p>71</text:p>
          </table:table-cell>
          <table:table-cell office:value-type="float" office:value="6">
            <text:p>6</text:p>
          </table:table-cell>
          <table:table-cell table:style-name="ce2" office:value-type="string">
            <text:p>FF</text:p>
          </table:table-cell>
          <table:table-cell office:value-type="float" office:value="38">
            <text:p>38</text:p>
          </table:table-cell>
          <table:table-cell table:style-name="Default"/>
          <table:table-cell table:formula="of:=(HEX2DEC([.J53])*256+HEX2DEC([.K53]))*256+HEX2DEC([.L53])" office:value-type="float" office:value="203200">
            <text:p>203200</text:p>
          </table:table-cell>
          <table:table-cell table:formula="of:=(HEX2DEC([.M53])*256+HEX2DEC([.N53]))*256+HEX2DEC([.O53])" office:value-type="float" office:value="883">
            <text:p>883</text:p>
          </table:table-cell>
          <table:table-cell table:formula="of:=(HEX2DEC([.P53])*256+HEX2DEC([.Q53]))*256+HEX2DEC([.R53])" office:value-type="float" office:value="17010">
            <text:p>17010</text:p>
          </table:table-cell>
          <table:table-cell table:formula="of:=(HEX2DEC([.S53])*256+HEX2DEC([.T53]))*256+HEX2DEC([.U53])" office:value-type="float" office:value="102612">
            <text:p>102612</text:p>
          </table:table-cell>
          <table:table-cell table:formula="of:=(HEX2DEC([.V53])*256+HEX2DEC([.W53]))*256+HEX2DEC([.X53])" office:value-type="float" office:value="5607000">
            <text:p>5607000</text:p>
          </table:table-cell>
          <table:table-cell table:formula="of:=(HEX2DEC([.Y53])*256+HEX2DEC([.Z53]))*256+HEX2DEC([.AA53])" office:value-type="float" office:value="148694">
            <text:p>148694</text:p>
          </table:table-cell>
          <table:table-cell/>
          <table:table-cell table:formula="of:=HEX2DEC([.AC53])*256+HEX2DEC([.AD53])" office:value-type="float" office:value="1791">
            <text:p>1791</text:p>
          </table:table-cell>
          <table:table-cell table:number-columns-repeated="983"/>
        </table:table-row>
        <table:table-row table:style-name="ro2" table:number-rows-repeated="2">
          <table:table-cell table:style-name="ce3"/>
          <table:table-cell table:style-name="ce7" table:number-columns-repeated="3"/>
          <table:table-cell table:number-columns-repeated="3"/>
          <table:table-cell table:style-name="Default" table:number-columns-repeated="25"/>
          <table:table-cell table:number-columns-repeated="991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0"/>
      <number:text>2</number:text>
    </number:number-style>
    <number:number-style style:name="N109">
      <number:number number:decimal-places="4" number:min-integer-digits="0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6">16/08/2024</text:date>, <text:time>16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8-16T16:34:42.71</dc:date>
    <meta:generator>OpenOffice/4.1.1$Win32 OpenOffice.org_project/411m6$Build-9775</meta:generator>
    <meta:editing-duration>PT2H41M21S</meta:editing-duration>
    <meta:editing-cycles>10</meta:editing-cycles>
    <meta:document-statistic meta:table-count="1" meta:cell-count="1715" meta:object-count="0"/>
  </office:meta>
</office:document-meta>
</file>